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0e9b7"/>
    </style:style>
    <style:style style:name="P3" style:family="paragraph" style:parent-style-name="Standard">
      <style:text-properties officeooo:rsid="000fecca" officeooo:paragraph-rsid="00186c3f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fecca"/>
    </style:style>
    <style:style style:name="P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0" style:family="paragraph" style:parent-style-name="Standard">
      <style:text-properties fo:font-style="normal" officeooo:paragraph-rsid="00523bf9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17029bc" officeooo:paragraph-rsid="005dfe09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0254a2e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29f907" officeooo:paragraph-rsid="003fcbcf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bold" officeooo:rsid="00864564" officeooo:paragraph-rsid="00254a2e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style:text-underline-style="none" fo:font-weight="bold" officeooo:rsid="00285779" officeooo:paragraph-rsid="00285779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35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36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37" style:family="paragraph" style:parent-style-name="Standard">
      <style:text-properties fo:font-style="normal" style:text-underline-style="none" officeooo:rsid="00d9c9e4" officeooo:paragraph-rsid="00316632" style:font-style-asian="normal" style:font-style-complex="normal"/>
    </style:style>
    <style:style style:name="P38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39" style:family="paragraph" style:parent-style-name="Standard">
      <style:text-properties fo:font-style="normal" fo:font-weight="bold" officeooo:rsid="00dc14a1" officeooo:paragraph-rsid="003523e3" style:font-style-asian="normal" style:font-weight-asian="bold" style:font-style-complex="normal" style:font-weight-complex="bold"/>
    </style:style>
    <style:style style:name="P40" style:family="paragraph" style:parent-style-name="Standard">
      <style:text-properties officeooo:rsid="0010e9b7" officeooo:paragraph-rsid="0010e9b7"/>
    </style:style>
    <style:style style:name="P41" style:family="paragraph" style:parent-style-name="Standard">
      <style:text-properties officeooo:paragraph-rsid="00134990"/>
    </style:style>
    <style:style style:name="P42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43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44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45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46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47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48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49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50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51" style:family="paragraph" style:parent-style-name="Standard">
      <style:text-properties fo:font-style="italic" officeooo:paragraph-rsid="0057ec24" style:font-style-asian="italic" style:font-style-complex="italic"/>
    </style:style>
    <style:style style:name="P52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64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65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66" style:family="paragraph" style:parent-style-name="Standard">
      <style:text-properties officeooo:paragraph-rsid="00154f37"/>
    </style:style>
    <style:style style:name="P67" style:family="paragraph" style:parent-style-name="Standard">
      <style:text-properties officeooo:paragraph-rsid="00186c3f"/>
    </style:style>
    <style:style style:name="P68" style:family="paragraph" style:parent-style-name="Standard">
      <style:text-properties officeooo:paragraph-rsid="0018e013"/>
    </style:style>
    <style:style style:name="P69" style:family="paragraph" style:parent-style-name="Standard">
      <style:text-properties fo:color="#ff0000" fo:font-style="italic" officeooo:rsid="0013268f" officeooo:paragraph-rsid="001c0ef5" style:font-style-asian="italic" style:font-style-complex="italic"/>
    </style:style>
    <style:style style:name="P70" style:family="paragraph" style:parent-style-name="Standard">
      <style:text-properties officeooo:rsid="001c0ef5" officeooo:paragraph-rsid="001c0ef5"/>
    </style:style>
    <style:style style:name="P71" style:family="paragraph" style:parent-style-name="Standard">
      <style:text-properties officeooo:rsid="001c5680" officeooo:paragraph-rsid="001c5680"/>
    </style:style>
    <style:style style:name="P72" style:family="paragraph" style:parent-style-name="Standard">
      <style:text-properties officeooo:paragraph-rsid="001c5680"/>
    </style:style>
    <style:style style:name="P73" style:family="paragraph" style:parent-style-name="Standard">
      <style:paragraph-properties fo:line-height="115%"/>
      <style:text-properties officeooo:paragraph-rsid="002ba0e7"/>
    </style:style>
    <style:style style:name="P74" style:family="paragraph" style:parent-style-name="Standard">
      <style:paragraph-properties fo:line-height="100%"/>
      <style:text-properties officeooo:paragraph-rsid="00201bd5"/>
    </style:style>
    <style:style style:name="P75" style:family="paragraph" style:parent-style-name="Standard">
      <style:paragraph-properties fo:line-height="100%"/>
      <style:text-properties officeooo:paragraph-rsid="005b3d57"/>
    </style:style>
    <style:style style:name="P76" style:family="paragraph" style:parent-style-name="Standard">
      <style:paragraph-properties fo:line-height="100%"/>
      <style:text-properties officeooo:paragraph-rsid="005c5090"/>
    </style:style>
    <style:style style:name="P77" style:family="paragraph" style:parent-style-name="Standard">
      <style:paragraph-properties fo:line-height="100%"/>
      <style:text-properties officeooo:paragraph-rsid="005dfe09"/>
    </style:style>
    <style:style style:name="P78" style:family="paragraph" style:parent-style-name="Standard">
      <style:text-properties officeooo:paragraph-rsid="001e2fb9"/>
    </style:style>
    <style:style style:name="P79" style:family="paragraph" style:parent-style-name="Standard">
      <style:text-properties officeooo:paragraph-rsid="00201bd5"/>
    </style:style>
    <style:style style:name="P80" style:family="paragraph" style:parent-style-name="Standard">
      <style:paragraph-properties fo:line-height="115%"/>
      <style:text-properties officeooo:rsid="00201bd5" officeooo:paragraph-rsid="00201bd5"/>
    </style:style>
    <style:style style:name="P81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82" style:family="paragraph" style:parent-style-name="Standard">
      <style:text-properties officeooo:paragraph-rsid="0023a424"/>
    </style:style>
    <style:style style:name="P83" style:family="paragraph" style:parent-style-name="Standard">
      <style:text-properties officeooo:paragraph-rsid="00254a2e"/>
    </style:style>
    <style:style style:name="P84" style:family="paragraph" style:parent-style-name="Standard">
      <style:text-properties officeooo:paragraph-rsid="0029f907"/>
    </style:style>
    <style:style style:name="P85" style:family="paragraph" style:parent-style-name="Standard">
      <style:text-properties officeooo:rsid="00beb82f" officeooo:paragraph-rsid="005b3d57"/>
    </style:style>
    <style:style style:name="P86" style:family="paragraph" style:parent-style-name="Standard">
      <style:text-properties officeooo:rsid="00d9c9e4" officeooo:paragraph-rsid="00316632"/>
    </style:style>
    <style:style style:name="P87" style:family="paragraph" style:parent-style-name="Standard">
      <style:text-properties officeooo:paragraph-rsid="00316632"/>
    </style:style>
    <style:style style:name="P88" style:family="paragraph" style:parent-style-name="Standard">
      <style:text-properties officeooo:paragraph-rsid="003523e3"/>
    </style:style>
    <style:style style:name="P89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90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91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officeooo:paragraph-rsid="003c1931"/>
    </style:style>
    <style:style style:name="P103" style:family="paragraph" style:parent-style-name="Standard">
      <style:text-properties officeooo:paragraph-rsid="003fcbcf"/>
    </style:style>
    <style:style style:name="P104" style:family="paragraph" style:parent-style-name="Standard">
      <style:text-properties officeooo:paragraph-rsid="00432526"/>
    </style:style>
    <style:style style:name="P105" style:family="paragraph" style:parent-style-name="Standard">
      <style:text-properties officeooo:paragraph-rsid="004450ff"/>
    </style:style>
    <style:style style:name="P106" style:family="paragraph" style:parent-style-name="Standard">
      <style:text-properties officeooo:paragraph-rsid="004566c5"/>
    </style:style>
    <style:style style:name="P107" style:family="paragraph" style:parent-style-name="Standard">
      <style:text-properties officeooo:paragraph-rsid="004b8029"/>
    </style:style>
    <style:style style:name="P108" style:family="paragraph" style:parent-style-name="Standard">
      <style:text-properties officeooo:paragraph-rsid="0050b57f"/>
    </style:style>
    <style:style style:name="P109" style:family="paragraph" style:parent-style-name="Standard">
      <style:text-properties officeooo:paragraph-rsid="00523bf9"/>
    </style:style>
    <style:style style:name="P110" style:family="paragraph" style:parent-style-name="Standard">
      <style:text-properties officeooo:rsid="00523bf9" officeooo:paragraph-rsid="00523bf9"/>
    </style:style>
    <style:style style:name="P111" style:family="paragraph" style:parent-style-name="Standard">
      <style:text-properties officeooo:paragraph-rsid="0053faec"/>
    </style:style>
    <style:style style:name="P112" style:family="paragraph" style:parent-style-name="Standard">
      <style:text-properties officeooo:paragraph-rsid="0055a125"/>
    </style:style>
    <style:style style:name="P113" style:family="paragraph" style:parent-style-name="Standard">
      <style:text-properties officeooo:paragraph-rsid="00572cb0"/>
    </style:style>
    <style:style style:name="P114" style:family="paragraph" style:parent-style-name="Standard">
      <style:text-properties officeooo:paragraph-rsid="005c5090"/>
    </style:style>
    <style:style style:name="P115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break-before="page"/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break-before="page"/>
      <style:text-properties fo:font-style="normal" style:text-underline-style="none" fo:font-weight="bold" officeooo:rsid="00285779" officeooo:paragraph-rsid="00285779" style:font-style-asian="normal" style:font-weight-asian="bold" style:font-style-complex="normal" style:font-weight-complex="bold"/>
    </style:style>
    <style:style style:name="P11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11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margin-left="0in" fo:margin-right="0in" fo:line-height="100%" fo:text-indent="0in" style:auto-text-indent="false"/>
      <style:text-properties fo:font-style="normal" officeooo:rsid="004caf23" officeooo:paragraph-rsid="00523bf9" style:font-style-asian="normal" style:font-style-complex="normal"/>
    </style:style>
    <style:style style:name="P121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122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123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124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125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12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128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129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130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131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02f336e"/>
    </style:style>
    <style:style style:name="P132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133" style:family="paragraph" style:parent-style-name="Standard">
      <style:text-properties fo:font-style="italic" style:font-style-asian="italic" style:font-style-complex="italic"/>
    </style:style>
    <style:style style:name="P134" style:family="paragraph" style:parent-style-name="Standard">
      <style:text-properties fo:font-style="italic" officeooo:rsid="000fecca" officeooo:paragraph-rsid="00154f37" style:font-style-asian="italic" style:font-style-complex="italic"/>
    </style:style>
    <style:style style:name="P135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136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137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138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139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140" style:family="paragraph" style:parent-style-name="Standard">
      <style:text-properties fo:font-style="italic" officeooo:paragraph-rsid="005f2637" style:font-style-asian="italic" style:font-style-complex="italic"/>
    </style:style>
    <style:style style:name="P141" style:family="paragraph" style:parent-style-name="Standard">
      <style:text-properties fo:font-style="italic" officeooo:paragraph-rsid="00644350" style:font-style-asian="italic" style:font-style-complex="italic"/>
    </style:style>
    <style:style style:name="P142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143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144" style:family="paragraph" style:parent-style-name="Standard">
      <style:text-properties fo:font-style="italic" officeooo:paragraph-rsid="006579dd" style:font-style-asian="italic" style:font-style-complex="italic"/>
    </style:style>
    <style:style style:name="P145" style:family="paragraph" style:parent-style-name="Standard">
      <style:text-properties fo:font-style="italic" officeooo:paragraph-rsid="00684bfc" style:font-style-asian="italic" style:font-style-complex="italic"/>
    </style:style>
    <style:style style:name="P146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147" style:family="paragraph" style:parent-style-name="Standard">
      <style:text-properties fo:font-style="italic" officeooo:paragraph-rsid="0069ae1a" style:font-style-asian="italic" style:font-style-complex="italic"/>
    </style:style>
    <style:style style:name="P148" style:family="paragraph" style:parent-style-name="Standard">
      <style:text-properties fo:font-style="italic" officeooo:paragraph-rsid="006f66ec" style:font-style-asian="italic" style:font-style-complex="italic"/>
    </style:style>
    <style:style style:name="P149" style:family="paragraph" style:parent-style-name="Standard">
      <style:text-properties fo:font-style="italic" officeooo:paragraph-rsid="0071baff" style:font-style-asian="italic" style:font-style-complex="italic"/>
    </style:style>
    <style:style style:name="P15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151" style:family="paragraph" style:parent-style-name="Standard">
      <style:text-properties fo:font-style="italic" officeooo:paragraph-rsid="00751d17" style:font-style-asian="italic" style:font-style-complex="italic"/>
    </style:style>
    <style:style style:name="P15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153" style:family="paragraph" style:parent-style-name="Standard">
      <style:text-properties fo:font-style="italic" officeooo:paragraph-rsid="0075c7db" style:font-style-asian="italic" style:font-style-complex="italic"/>
    </style:style>
    <style:style style:name="P154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155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156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157" style:family="paragraph" style:parent-style-name="Standard">
      <style:text-properties fo:font-style="italic" officeooo:paragraph-rsid="00793c0d" style:font-style-asian="italic" style:font-style-complex="italic"/>
    </style:style>
    <style:style style:name="P158" style:family="paragraph" style:parent-style-name="Standard">
      <style:text-properties fo:font-style="italic" officeooo:paragraph-rsid="007b2101" style:font-style-asian="italic" style:font-style-complex="italic"/>
    </style:style>
    <style:style style:name="P159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160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161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162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163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164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166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167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168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170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172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style:text-underline-style="none" fo:font-weight="normal" officeooo:rsid="005c5090" officeooo:paragraph-rsid="004450ff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175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176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177" style:family="paragraph" style:parent-style-name="Standard">
      <style:text-properties fo:font-style="italic" style:text-underline-style="none" officeooo:rsid="00d2fc06" officeooo:paragraph-rsid="002f336e" style:font-style-asian="italic" style:font-style-complex="italic"/>
    </style:style>
    <style:style style:name="P178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17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180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18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82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183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184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185" style:family="paragraph" style:parent-style-name="Standard" style:list-style-name="L16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186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87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188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189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190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191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192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193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194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195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196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197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198" style:family="paragraph" style:parent-style-name="Standard">
      <style:text-properties fo:font-style="normal" officeooo:paragraph-rsid="00751d17" style:font-style-asian="normal" style:font-style-complex="normal"/>
    </style:style>
    <style:style style:name="P199" style:family="paragraph" style:parent-style-name="Standard">
      <style:text-properties fo:font-style="normal" officeooo:paragraph-rsid="006f66ec" style:font-style-asian="normal" style:font-style-complex="normal"/>
    </style:style>
    <style:style style:name="P200" style:family="paragraph" style:parent-style-name="Standard">
      <style:paragraph-properties fo:line-height="115%"/>
      <style:text-properties fo:font-style="normal" officeooo:rsid="004450ff" officeooo:paragraph-rsid="004450ff" style:font-style-asian="normal" style:font-style-complex="normal"/>
    </style:style>
    <style:style style:name="P201" style:family="paragraph" style:parent-style-name="Standard">
      <style:text-properties fo:font-style="normal" officeooo:paragraph-rsid="00793c0d" style:font-style-asian="normal" style:font-style-complex="normal"/>
    </style:style>
    <style:style style:name="P202" style:family="paragraph" style:parent-style-name="Standard">
      <style:paragraph-properties fo:line-height="115%"/>
      <style:text-properties fo:font-style="normal" officeooo:paragraph-rsid="007ca694" style:font-style-asian="normal" style:font-style-complex="normal"/>
    </style:style>
    <style:style style:name="P203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206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style:text-underline-style="none" fo:font-weight="normal" officeooo:rsid="08ad15c9" officeooo:paragraph-rsid="002f336e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style:text-underline-style="none" fo:font-weight="normal" officeooo:rsid="010db770" officeooo:paragraph-rsid="004450ff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2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12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213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214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215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216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217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218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219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2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color="#ff0000" fo:font-style="normal" fo:font-weight="normal" officeooo:rsid="034f5b13" officeooo:paragraph-rsid="001c0ef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weight="bold" style:font-weight-asian="bold" style:font-weight-complex="bold"/>
    </style:style>
    <style:style style:name="P225" style:family="paragraph" style:parent-style-name="Standard">
      <style:text-properties fo:font-weight="bold" officeooo:rsid="001c5680" officeooo:paragraph-rsid="001c5680" style:font-weight-asian="bold" style:font-weight-complex="bold"/>
    </style:style>
    <style:style style:name="P226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227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228" style:family="paragraph" style:parent-style-name="Standard">
      <style:paragraph-properties fo:line-height="115%"/>
      <style:text-properties officeooo:rsid="001c5680" officeooo:paragraph-rsid="001c5680"/>
    </style:style>
    <style:style style:name="P229" style:family="paragraph" style:parent-style-name="Standard" style:list-style-name="L1">
      <style:text-properties officeooo:paragraph-rsid="001c5680"/>
    </style:style>
    <style:style style:name="P230" style:family="paragraph" style:parent-style-name="Standard">
      <style:text-properties officeooo:rsid="001e2fb9" officeooo:paragraph-rsid="001e2fb9"/>
    </style:style>
    <style:style style:name="P231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232" style:family="paragraph" style:parent-style-name="Standard">
      <style:text-properties style:use-window-font-color="true"/>
    </style:style>
    <style:style style:name="P233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234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235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23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2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238" style:family="paragraph" style:parent-style-name="Standard">
      <style:text-properties style:use-window-font-color="true" fo:font-style="italic" officeooo:paragraph-rsid="007d92ff" style:font-style-asian="italic" style:font-style-complex="italic"/>
    </style:style>
    <style:style style:name="P239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240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242" style:family="paragraph" style:parent-style-name="Standard">
      <style:text-properties style:use-window-font-color="true" officeooo:paragraph-rsid="007ca694"/>
    </style:style>
    <style:style style:name="P243" style:family="paragraph" style:parent-style-name="Standard">
      <style:text-properties style:use-window-font-color="true" officeooo:rsid="007d92ff" officeooo:paragraph-rsid="007d92ff"/>
    </style:style>
    <style:style style:name="P244" style:family="paragraph" style:parent-style-name="Standard">
      <style:text-properties style:use-window-font-color="true" officeooo:paragraph-rsid="007d92ff"/>
    </style:style>
    <style:style style:name="P245" style:family="paragraph" style:parent-style-name="Standard">
      <style:text-properties officeooo:rsid="005f2637" officeooo:paragraph-rsid="005f2637"/>
    </style:style>
    <style:style style:name="P246" style:family="paragraph" style:parent-style-name="Standard">
      <style:text-properties officeooo:paragraph-rsid="005f2637"/>
    </style:style>
    <style:style style:name="P247" style:family="paragraph" style:parent-style-name="Standard">
      <style:text-properties officeooo:rsid="005fb5cb" officeooo:paragraph-rsid="005fb5cb"/>
    </style:style>
    <style:style style:name="P248" style:family="paragraph" style:parent-style-name="Standard">
      <style:text-properties officeooo:rsid="005fb5cb" officeooo:paragraph-rsid="00635f1a"/>
    </style:style>
    <style:style style:name="P249" style:family="paragraph" style:parent-style-name="Standard">
      <style:text-properties officeooo:paragraph-rsid="00607814"/>
    </style:style>
    <style:style style:name="P250" style:family="paragraph" style:parent-style-name="Standard">
      <style:text-properties officeooo:paragraph-rsid="0063f681"/>
    </style:style>
    <style:style style:name="P251" style:family="paragraph" style:parent-style-name="Standard">
      <style:text-properties officeooo:rsid="00644350" officeooo:paragraph-rsid="00644350"/>
    </style:style>
    <style:style style:name="P252" style:family="paragraph" style:parent-style-name="Standard">
      <style:text-properties officeooo:paragraph-rsid="00644350"/>
    </style:style>
    <style:style style:name="P253" style:family="paragraph" style:parent-style-name="Standard">
      <style:text-properties officeooo:paragraph-rsid="006579dd"/>
    </style:style>
    <style:style style:name="P254" style:family="paragraph" style:parent-style-name="Standard">
      <style:text-properties officeooo:paragraph-rsid="0066c57e"/>
    </style:style>
    <style:style style:name="P255" style:family="paragraph" style:parent-style-name="Standard">
      <style:text-properties officeooo:paragraph-rsid="0069643a"/>
    </style:style>
    <style:style style:name="P256" style:family="paragraph" style:parent-style-name="Standard">
      <style:text-properties officeooo:paragraph-rsid="0069ae1a"/>
    </style:style>
    <style:style style:name="P257" style:family="paragraph" style:parent-style-name="Standard">
      <style:text-properties officeooo:rsid="006d78d1" officeooo:paragraph-rsid="006d78d1"/>
    </style:style>
    <style:style style:name="P258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259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260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261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262" style:family="paragraph" style:parent-style-name="Standard">
      <style:text-properties officeooo:rsid="006f66ec" officeooo:paragraph-rsid="006f66ec"/>
    </style:style>
    <style:style style:name="P263" style:family="paragraph" style:parent-style-name="Standard">
      <style:text-properties officeooo:paragraph-rsid="006f66ec"/>
    </style:style>
    <style:style style:name="P264" style:family="paragraph" style:parent-style-name="Standard">
      <style:text-properties officeooo:paragraph-rsid="0071baff"/>
    </style:style>
    <style:style style:name="P265" style:family="paragraph" style:parent-style-name="Standard">
      <style:text-properties officeooo:rsid="0072cdc4" officeooo:paragraph-rsid="0072cdc4"/>
    </style:style>
    <style:style style:name="P266" style:family="paragraph" style:parent-style-name="Standard">
      <style:text-properties officeooo:rsid="0072cdc4" officeooo:paragraph-rsid="00751d17"/>
    </style:style>
    <style:style style:name="P267" style:family="paragraph" style:parent-style-name="Standard">
      <style:text-properties officeooo:paragraph-rsid="00751d17"/>
    </style:style>
    <style:style style:name="P268" style:family="paragraph" style:parent-style-name="Standard">
      <style:text-properties officeooo:paragraph-rsid="0072cdc4"/>
    </style:style>
    <style:style style:name="P269" style:family="paragraph" style:parent-style-name="Standard">
      <style:text-properties officeooo:rsid="00793c0d" officeooo:paragraph-rsid="00793c0d"/>
    </style:style>
    <style:style style:name="P270" style:family="paragraph" style:parent-style-name="Standard">
      <style:paragraph-properties fo:line-height="115%"/>
      <style:text-properties officeooo:rsid="00793c0d" officeooo:paragraph-rsid="00793c0d"/>
    </style:style>
    <style:style style:name="P271" style:family="paragraph" style:parent-style-name="Standard">
      <style:text-properties officeooo:paragraph-rsid="00793c0d"/>
    </style:style>
    <style:style style:name="P272" style:family="paragraph" style:parent-style-name="Standard">
      <style:text-properties officeooo:paragraph-rsid="007b2101"/>
    </style:style>
    <style:style style:name="P273" style:family="paragraph" style:parent-style-name="Standard">
      <style:text-properties officeooo:rsid="007d92ff" officeooo:paragraph-rsid="007d92ff"/>
    </style:style>
    <style:style style:name="P274" style:family="paragraph" style:parent-style-name="Standard">
      <style:text-properties officeooo:paragraph-rsid="007d92ff"/>
    </style:style>
    <style:style style:name="P27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276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P27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27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2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2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476ae1" officeooo:paragraph-rsid="004a157b" style:font-style-asian="normal" style:font-weight-asian="bold" style:font-style-complex="normal" style:font-weight-complex="bold"/>
    </style:style>
    <style:style style:name="P28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4caf23" officeooo:paragraph-rsid="004acb3b" style:font-style-asian="normal" style:font-weight-asian="bold" style:font-style-complex="normal" style:font-weight-complex="bold"/>
    </style:style>
    <style:style style:name="P28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break-before="page"/>
      <style:text-properties fo:font-size="14pt" fo:font-style="normal" fo:font-weight="bold" officeooo:rsid="0076848f" officeooo:paragraph-rsid="0076848f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ecca" style:font-style-asian="italic" style:font-style-complex="italic"/>
    </style:style>
    <style:style style:name="T4" style:family="text">
      <style:text-properties fo:font-style="italic" officeooo:rsid="0011b025" style:font-style-asian="italic" style:font-style-complex="italic"/>
    </style:style>
    <style:style style:name="T5" style:family="text">
      <style:text-properties fo:font-style="italic" officeooo:rsid="0013daba" style:font-style-asian="italic" style:font-style-complex="italic"/>
    </style:style>
    <style:style style:name="T6" style:family="text">
      <style:text-properties fo:font-style="italic" officeooo:rsid="0012a0dc" style:font-style-asian="italic" style:font-style-complex="italic"/>
    </style:style>
    <style:style style:name="T7" style:family="text">
      <style:text-properties fo:font-style="italic" officeooo:rsid="00154f37" style:font-style-asian="italic" style:font-style-complex="italic"/>
    </style:style>
    <style:style style:name="T8" style:family="text">
      <style:text-properties fo:font-style="italic" officeooo:rsid="00186c3f" style:font-style-asian="italic" style:font-style-complex="italic"/>
    </style:style>
    <style:style style:name="T9" style:family="text">
      <style:text-properties fo:font-style="italic" officeooo:rsid="001c5680" style:font-style-asian="italic" style:font-style-complex="italic"/>
    </style:style>
    <style:style style:name="T10" style:family="text">
      <style:text-properties fo:font-style="italic" officeooo:rsid="001e2fb9" style:font-style-asian="italic" style:font-style-complex="italic"/>
    </style:style>
    <style:style style:name="T11" style:family="text">
      <style:text-properties fo:font-style="italic" officeooo:rsid="00201bd5" style:font-style-asian="italic" style:font-style-complex="italic"/>
    </style:style>
    <style:style style:name="T12" style:family="text">
      <style:text-properties fo:font-style="italic" officeooo:rsid="004a157b" style:font-style-asian="italic" style:font-style-complex="italic"/>
    </style:style>
    <style:style style:name="T13" style:family="text">
      <style:text-properties fo:font-style="italic" officeooo:rsid="01871851" style:font-style-asian="italic" style:font-style-complex="italic"/>
    </style:style>
    <style:style style:name="T14" style:family="text">
      <style:text-properties fo:font-style="italic" officeooo:rsid="0055a125" style:font-style-asian="italic" style:font-style-complex="italic"/>
    </style:style>
    <style:style style:name="T15" style:family="text">
      <style:text-properties fo:font-style="italic" officeooo:rsid="00572cb0" style:font-style-asian="italic" style:font-style-complex="italic"/>
    </style:style>
    <style:style style:name="T16" style:family="text">
      <style:text-properties fo:font-style="italic" officeooo:rsid="00beb82f" style:font-style-asian="italic" style:font-style-complex="italic"/>
    </style:style>
    <style:style style:name="T17" style:family="text">
      <style:text-properties fo:font-style="italic" officeooo:rsid="005f2637" style:font-style-asian="italic" style:font-style-complex="italic"/>
    </style:style>
    <style:style style:name="T18" style:family="text">
      <style:text-properties fo:font-style="italic" officeooo:rsid="005fb5cb" style:font-style-asian="italic" style:font-style-complex="italic"/>
    </style:style>
    <style:style style:name="T19" style:family="text">
      <style:text-properties fo:font-style="italic" officeooo:rsid="00607814" style:font-style-asian="italic" style:font-style-complex="italic"/>
    </style:style>
    <style:style style:name="T20" style:family="text">
      <style:text-properties fo:font-style="italic" officeooo:rsid="0063f681" style:font-style-asian="italic" style:font-style-complex="italic"/>
    </style:style>
    <style:style style:name="T21" style:family="text">
      <style:text-properties fo:font-style="italic" officeooo:rsid="006579dd" style:font-style-asian="italic" style:font-style-complex="italic"/>
    </style:style>
    <style:style style:name="T22" style:family="text">
      <style:text-properties fo:font-style="italic" officeooo:rsid="00644350" style:font-style-asian="italic" style:font-style-complex="italic"/>
    </style:style>
    <style:style style:name="T23" style:family="text">
      <style:text-properties fo:font-style="italic" officeooo:rsid="0066b31e" style:font-style-asian="italic" style:font-style-complex="italic"/>
    </style:style>
    <style:style style:name="T24" style:family="text">
      <style:text-properties fo:font-style="italic" officeooo:rsid="0069ae1a" style:font-style-asian="italic" style:font-style-complex="italic"/>
    </style:style>
    <style:style style:name="T25" style:family="text">
      <style:text-properties fo:font-style="italic" officeooo:rsid="006f66ec" style:font-style-asian="italic" style:font-style-complex="italic"/>
    </style:style>
    <style:style style:name="T26" style:family="text">
      <style:text-properties fo:font-style="italic" officeooo:rsid="0072cdc4" style:font-style-asian="italic" style:font-style-complex="italic"/>
    </style:style>
    <style:style style:name="T27" style:family="text">
      <style:text-properties fo:font-style="italic" officeooo:rsid="00751d17" style:font-style-asian="italic" style:font-style-complex="italic"/>
    </style:style>
    <style:style style:name="T28" style:family="text">
      <style:text-properties fo:font-style="italic" officeooo:rsid="00793c0d" style:font-style-asian="italic" style:font-style-complex="italic"/>
    </style:style>
    <style:style style:name="T29" style:family="text">
      <style:text-properties fo:font-style="italic" officeooo:rsid="007b2101" style:font-style-asian="italic" style:font-style-complex="italic"/>
    </style:style>
    <style:style style:name="T30" style:family="text">
      <style:text-properties fo:font-style="italic" officeooo:rsid="007d92ff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40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41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42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43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44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none" style:font-style-asian="italic" style:font-style-complex="italic"/>
    </style:style>
    <style:style style:name="T55" style:family="text">
      <style:text-properties fo:font-style="italic" style:text-underline-style="none" officeooo:rsid="010db770" style:font-style-asian="italic" style:font-style-complex="italic"/>
    </style:style>
    <style:style style:name="T56" style:family="text">
      <style:text-properties fo:font-style="italic" style:text-underline-style="none" officeooo:rsid="010f422a" style:font-style-asian="italic" style:font-style-complex="italic"/>
    </style:style>
    <style:style style:name="T57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58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59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60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63" style:family="text">
      <style:text-properties officeooo:rsid="0010e9b7"/>
    </style:style>
    <style:style style:name="T64" style:family="text">
      <style:text-properties fo:color="#ff0000" fo:font-style="italic" style:font-style-asian="italic" style:font-style-complex="italic"/>
    </style:style>
    <style:style style:name="T65" style:family="text">
      <style:text-properties fo:color="#ff0000" fo:font-style="italic" officeooo:rsid="0011b025" style:font-style-asian="italic" style:font-style-complex="italic"/>
    </style:style>
    <style:style style:name="T66" style:family="text">
      <style:text-properties fo:color="#ff0000" fo:font-style="italic" officeooo:rsid="00186c3f" style:font-style-asian="italic" style:font-style-complex="italic"/>
    </style:style>
    <style:style style:name="T67" style:family="text">
      <style:text-properties fo:color="#ff0000" officeooo:rsid="0013daba"/>
    </style:style>
    <style:style style:name="T68" style:family="text">
      <style:text-properties fo:color="#ff0000" officeooo:rsid="00186c3f"/>
    </style:style>
    <style:style style:name="T69" style:family="text">
      <style:text-properties fo:color="#0000ff" fo:font-style="italic" style:font-style-asian="italic" style:font-style-complex="italic"/>
    </style:style>
    <style:style style:name="T70" style:family="text">
      <style:text-properties fo:color="#0000ff" fo:font-style="italic" officeooo:rsid="0011b025" style:font-style-asian="italic" style:font-style-complex="italic"/>
    </style:style>
    <style:style style:name="T71" style:family="text">
      <style:text-properties fo:color="#0000ff" fo:font-style="italic" officeooo:rsid="0013daba" style:font-style-asian="italic" style:font-style-complex="italic"/>
    </style:style>
    <style:style style:name="T72" style:family="text">
      <style:text-properties fo:color="#0000ff" fo:font-style="italic" officeooo:rsid="00186c3f" style:font-style-asian="italic" style:font-style-complex="italic"/>
    </style:style>
    <style:style style:name="T73" style:family="text">
      <style:text-properties fo:color="#0000ff" fo:font-style="italic" officeooo:rsid="0012a0dc" style:font-style-asian="italic" style:font-style-complex="italic"/>
    </style:style>
    <style:style style:name="T74" style:family="text">
      <style:text-properties fo:color="#0000ff" officeooo:rsid="0013daba"/>
    </style:style>
    <style:style style:name="T75" style:family="text">
      <style:text-properties fo:color="#0000ff" officeooo:rsid="00186c3f"/>
    </style:style>
    <style:style style:name="T76" style:family="text">
      <style:text-properties fo:color="#008000" fo:font-style="italic" style:font-style-asian="italic" style:font-style-complex="italic"/>
    </style:style>
    <style:style style:name="T77" style:family="text">
      <style:text-properties fo:color="#008000" fo:font-style="italic" officeooo:rsid="0011b025" style:font-style-asian="italic" style:font-style-complex="italic"/>
    </style:style>
    <style:style style:name="T78" style:family="text">
      <style:text-properties fo:color="#008000" fo:font-style="italic" officeooo:rsid="0013daba" style:font-style-asian="italic" style:font-style-complex="italic"/>
    </style:style>
    <style:style style:name="T79" style:family="text">
      <style:text-properties fo:color="#008000" officeooo:rsid="0013daba"/>
    </style:style>
    <style:style style:name="T80" style:family="text">
      <style:text-properties fo:color="#ff00ff" fo:font-style="italic" style:font-style-asian="italic" style:font-style-complex="italic"/>
    </style:style>
    <style:style style:name="T81" style:family="text">
      <style:text-properties fo:color="#ff00ff" fo:font-style="italic" officeooo:rsid="0011b025" style:font-style-asian="italic" style:font-style-complex="italic"/>
    </style:style>
    <style:style style:name="T82" style:family="text">
      <style:text-properties fo:color="#ff00ff" fo:font-style="italic" officeooo:rsid="0013daba" style:font-style-asian="italic" style:font-style-complex="italic"/>
    </style:style>
    <style:style style:name="T83" style:family="text">
      <style:text-properties fo:color="#ff00ff" fo:font-style="italic" officeooo:rsid="00186c3f" style:font-style-asian="italic" style:font-style-complex="italic"/>
    </style:style>
    <style:style style:name="T84" style:family="text">
      <style:text-properties fo:color="#ff00ff" officeooo:rsid="00186c3f"/>
    </style:style>
    <style:style style:name="T85" style:family="text">
      <style:text-properties fo:color="#1e90ff" fo:font-style="italic" style:font-style-asian="italic" style:font-style-complex="italic"/>
    </style:style>
    <style:style style:name="T86" style:family="text">
      <style:text-properties fo:color="#1e90ff" fo:font-style="italic" officeooo:rsid="0013daba" style:font-style-asian="italic" style:font-style-complex="italic"/>
    </style:style>
    <style:style style:name="T87" style:family="text">
      <style:text-properties fo:color="#1e90ff" fo:font-style="italic" officeooo:rsid="00186c3f" style:font-style-asian="italic" style:font-style-complex="italic"/>
    </style:style>
    <style:style style:name="T88" style:family="text">
      <style:text-properties fo:color="#1e90ff" fo:font-style="italic" officeooo:rsid="0011b025" style:font-style-asian="italic" style:font-style-complex="italic"/>
    </style:style>
    <style:style style:name="T89" style:family="text">
      <style:text-properties fo:color="#1e90ff" officeooo:rsid="0013daba"/>
    </style:style>
    <style:style style:name="T90" style:family="text">
      <style:text-properties fo:color="#1e90ff" officeooo:rsid="00186c3f"/>
    </style:style>
    <style:style style:name="T91" style:family="text">
      <style:text-properties officeooo:rsid="0013daba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0134990" style:font-style-asian="normal" style:font-style-complex="normal"/>
    </style:style>
    <style:style style:name="T94" style:family="text">
      <style:text-properties fo:font-style="normal" officeooo:rsid="0013daba" style:font-style-asian="normal" style:font-style-complex="normal"/>
    </style:style>
    <style:style style:name="T95" style:family="text">
      <style:text-properties fo:font-style="normal" officeooo:rsid="00154f37" style:font-style-asian="normal" style:font-style-complex="normal"/>
    </style:style>
    <style:style style:name="T96" style:family="text">
      <style:text-properties fo:font-style="normal" officeooo:rsid="001819bc" style:font-style-asian="normal" style:font-style-complex="normal"/>
    </style:style>
    <style:style style:name="T97" style:family="text">
      <style:text-properties fo:font-style="normal" officeooo:rsid="00186c3f" style:font-style-asian="normal" style:font-style-complex="normal"/>
    </style:style>
    <style:style style:name="T98" style:family="text">
      <style:text-properties fo:font-style="normal" officeooo:rsid="000fecca" style:font-style-asian="normal" style:font-style-complex="normal"/>
    </style:style>
    <style:style style:name="T99" style:family="text">
      <style:text-properties fo:font-style="normal" officeooo:rsid="0018e013" style:font-style-asian="normal" style:font-style-complex="normal"/>
    </style:style>
    <style:style style:name="T100" style:family="text">
      <style:text-properties fo:font-style="normal" officeooo:rsid="001c0ef5" style:font-style-asian="normal" style:font-style-complex="normal"/>
    </style:style>
    <style:style style:name="T101" style:family="text">
      <style:text-properties fo:font-style="normal" officeooo:rsid="0055a125" style:font-style-asian="normal" style:font-style-complex="normal"/>
    </style:style>
    <style:style style:name="T102" style:family="text">
      <style:text-properties fo:font-style="normal" officeooo:rsid="005fb5cb" style:font-style-asian="normal" style:font-style-complex="normal"/>
    </style:style>
    <style:style style:name="T103" style:family="text">
      <style:text-properties fo:font-style="normal" officeooo:rsid="00607814" style:font-style-asian="normal" style:font-style-complex="normal"/>
    </style:style>
    <style:style style:name="T104" style:family="text">
      <style:text-properties fo:font-style="normal" officeooo:rsid="00616041" style:font-style-asian="normal" style:font-style-complex="normal"/>
    </style:style>
    <style:style style:name="T105" style:family="text">
      <style:text-properties fo:font-style="normal" officeooo:rsid="0063f681" style:font-style-asian="normal" style:font-style-complex="normal"/>
    </style:style>
    <style:style style:name="T106" style:family="text">
      <style:text-properties fo:font-style="normal" officeooo:rsid="00644350" style:font-style-asian="normal" style:font-style-complex="normal"/>
    </style:style>
    <style:style style:name="T107" style:family="text">
      <style:text-properties fo:font-style="normal" officeooo:rsid="006579dd" style:font-style-asian="normal" style:font-style-complex="normal"/>
    </style:style>
    <style:style style:name="T108" style:family="text">
      <style:text-properties fo:font-style="normal" officeooo:rsid="0068aca7" style:font-style-asian="normal" style:font-style-complex="normal"/>
    </style:style>
    <style:style style:name="T109" style:family="text">
      <style:text-properties fo:font-style="normal" officeooo:rsid="0069ae1a" style:font-style-asian="normal" style:font-style-complex="normal"/>
    </style:style>
    <style:style style:name="T110" style:family="text">
      <style:text-properties fo:font-style="normal" officeooo:rsid="006b8991" style:font-style-asian="normal" style:font-style-complex="normal"/>
    </style:style>
    <style:style style:name="T111" style:family="text">
      <style:text-properties fo:font-style="normal" officeooo:rsid="0069643a" style:font-style-asian="normal" style:font-style-complex="normal"/>
    </style:style>
    <style:style style:name="T112" style:family="text">
      <style:text-properties fo:font-style="normal" officeooo:rsid="006f66ec" style:font-style-asian="normal" style:font-style-complex="normal"/>
    </style:style>
    <style:style style:name="T113" style:family="text">
      <style:text-properties fo:font-style="normal" officeooo:rsid="006d78d1" style:font-style-asian="normal" style:font-style-complex="normal"/>
    </style:style>
    <style:style style:name="T114" style:family="text">
      <style:text-properties fo:font-style="normal" officeooo:rsid="0071baff" style:font-style-asian="normal" style:font-style-complex="normal"/>
    </style:style>
    <style:style style:name="T115" style:family="text">
      <style:text-properties fo:font-style="normal" officeooo:rsid="00751d17" style:font-style-asian="normal" style:font-style-complex="normal"/>
    </style:style>
    <style:style style:name="T116" style:family="text">
      <style:text-properties fo:font-style="normal" officeooo:rsid="0075c7db" style:font-style-asian="normal" style:font-style-complex="normal"/>
    </style:style>
    <style:style style:name="T117" style:family="text">
      <style:text-properties fo:font-style="normal" officeooo:rsid="0076848f" style:font-style-asian="normal" style:font-style-complex="normal"/>
    </style:style>
    <style:style style:name="T118" style:family="text">
      <style:text-properties fo:font-style="normal" officeooo:rsid="0072cdc4" style:font-style-asian="normal" style:font-style-complex="normal"/>
    </style:style>
    <style:style style:name="T119" style:family="text">
      <style:text-properties fo:font-style="normal" officeooo:rsid="007b2101" style:font-style-asian="normal" style:font-style-complex="normal"/>
    </style:style>
    <style:style style:name="T120" style:family="text">
      <style:text-properties fo:font-style="normal" officeooo:rsid="007d92ff" style:font-style-asian="normal" style:font-style-complex="normal"/>
    </style:style>
    <style:style style:name="T1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4450ff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style:font-style-asian="normal" style:font-style-complex="normal"/>
    </style:style>
    <style:style style:name="T157" style:family="text">
      <style:text-properties fo:font-style="normal" style:text-underline-style="none" officeooo:rsid="00bbbf73" style:font-style-asian="normal" style:font-style-complex="normal"/>
    </style:style>
    <style:style style:name="T158" style:family="text">
      <style:text-properties fo:font-style="normal" style:text-underline-style="none" officeooo:rsid="08e9819c" style:font-style-asian="normal" style:font-style-complex="normal"/>
    </style:style>
    <style:style style:name="T159" style:family="text">
      <style:text-properties fo:font-style="normal" style:text-underline-style="none" officeooo:rsid="00be4749" style:font-style-asian="normal" style:font-style-complex="normal"/>
    </style:style>
    <style:style style:name="T160" style:family="text">
      <style:text-properties fo:font-style="normal" style:text-underline-style="none" officeooo:rsid="00d708a6" style:font-style-asian="normal" style:font-style-complex="normal"/>
    </style:style>
    <style:style style:name="T161" style:family="text">
      <style:text-properties fo:font-style="normal" style:text-underline-style="none" officeooo:rsid="00ec1e8c" style:font-style-asian="normal" style:font-style-complex="normal"/>
    </style:style>
    <style:style style:name="T162" style:family="text">
      <style:text-properties fo:font-style="normal" style:text-underline-style="none" officeooo:rsid="00d9c9e4" style:font-style-asian="normal" style:font-style-complex="normal"/>
    </style:style>
    <style:style style:name="T163" style:family="text">
      <style:text-properties fo:font-style="normal" style:text-underline-style="none" officeooo:rsid="08f0811a" style:font-style-asian="normal" style:font-style-complex="normal"/>
    </style:style>
    <style:style style:name="T164" style:family="text">
      <style:text-properties fo:font-style="normal" style:text-underline-style="none" officeooo:rsid="010f422a" style:font-style-asian="normal" style:font-style-complex="normal"/>
    </style:style>
    <style:style style:name="T165" style:family="text">
      <style:text-properties fo:font-style="normal" style:text-underline-style="none" officeooo:rsid="00476ae1" style:font-style-asian="normal" style:font-style-complex="normal"/>
    </style:style>
    <style:style style:name="T166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bold" officeooo:rsid="00751d17" style:font-style-asian="normal" style:font-weight-asian="bold" style:font-style-complex="normal" style:font-weight-complex="bold"/>
    </style:style>
    <style:style style:name="T168" style:family="text">
      <style:text-properties officeooo:rsid="00154f37"/>
    </style:style>
    <style:style style:name="T169" style:family="text">
      <style:text-properties officeooo:rsid="0016b56f"/>
    </style:style>
    <style:style style:name="T170" style:family="text">
      <style:text-properties officeooo:rsid="00186c3f"/>
    </style:style>
    <style:style style:name="T171" style:family="text">
      <style:text-properties fo:color="#228b22" fo:font-style="italic" officeooo:rsid="00186c3f" style:font-style-asian="italic" style:font-style-complex="italic"/>
    </style:style>
    <style:style style:name="T172" style:family="text">
      <style:text-properties fo:color="#8b4513"/>
    </style:style>
    <style:style style:name="T173" style:family="text">
      <style:text-properties fo:color="#8b4513" officeooo:rsid="00186c3f"/>
    </style:style>
    <style:style style:name="T174" style:family="text">
      <style:text-properties officeooo:rsid="00205d85"/>
    </style:style>
    <style:style style:name="T175" style:family="text">
      <style:text-properties officeooo:rsid="001c5680"/>
    </style:style>
    <style:style style:name="T176" style:family="text">
      <style:text-properties officeooo:rsid="001e2fb9"/>
    </style:style>
    <style:style style:name="T17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78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officeooo:rsid="00a75993" style:font-weight-asian="bold" style:font-weight-complex="bold"/>
    </style:style>
    <style:style style:name="T181" style:family="text">
      <style:text-properties fo:font-weight="bold" officeooo:rsid="00beb82f" style:font-weight-asian="bold" style:font-weight-complex="bold"/>
    </style:style>
    <style:style style:name="T182" style:family="text">
      <style:text-properties fo:font-weight="bold" officeooo:rsid="00476ae1" style:font-weight-asian="bold" style:font-weight-complex="bold"/>
    </style:style>
    <style:style style:name="T183" style:family="text">
      <style:text-properties fo:font-weight="bold" officeooo:rsid="013013d9" style:font-weight-asian="bold" style:font-weight-complex="bold"/>
    </style:style>
    <style:style style:name="T184" style:family="text">
      <style:text-properties fo:font-weight="bold" officeooo:rsid="0053faec" style:font-weight-asian="bold" style:font-weight-complex="bold"/>
    </style:style>
    <style:style style:name="T185" style:family="text">
      <style:text-properties fo:font-weight="bold" officeooo:rsid="00bfa17d" style:font-weight-asian="bold" style:font-weight-complex="bold"/>
    </style:style>
    <style:style style:name="T186" style:family="text">
      <style:text-properties fo:font-weight="bold" officeooo:rsid="02a94de9" style:font-weight-asian="bold" style:font-weight-complex="bold"/>
    </style:style>
    <style:style style:name="T187" style:family="text">
      <style:text-properties fo:font-weight="bold" officeooo:rsid="00912fec" style:font-weight-asian="bold" style:font-weight-complex="bold"/>
    </style:style>
    <style:style style:name="T188" style:family="text">
      <style:text-properties officeooo:rsid="0034ed8b"/>
    </style:style>
    <style:style style:name="T189" style:family="text">
      <style:text-properties fo:font-weight="normal" style:font-weight-asian="normal" style:font-weight-complex="normal"/>
    </style:style>
    <style:style style:name="T190" style:family="text">
      <style:text-properties fo:font-weight="normal" officeooo:rsid="00912fec" style:font-weight-asian="normal" style:font-weight-complex="normal"/>
    </style:style>
    <style:style style:name="T191" style:family="text">
      <style:text-properties fo:font-weight="normal" officeooo:rsid="02b807dc" style:font-weight-asian="normal" style:font-weight-complex="normal"/>
    </style:style>
    <style:style style:name="T192" style:family="text">
      <style:text-properties fo:font-weight="normal" officeooo:rsid="00bbbf73" style:font-weight-asian="normal" style:font-weight-complex="normal"/>
    </style:style>
    <style:style style:name="T193" style:family="text">
      <style:text-properties fo:font-weight="normal" officeooo:rsid="002ba0e7" style:font-weight-asian="normal" style:font-weight-complex="normal"/>
    </style:style>
    <style:style style:name="T194" style:family="text">
      <style:text-properties fo:font-weight="normal" officeooo:rsid="00bfa17d" style:font-weight-asian="normal" style:font-weight-complex="normal"/>
    </style:style>
    <style:style style:name="T195" style:family="text">
      <style:text-properties fo:font-weight="normal" officeooo:rsid="02a94de9" style:font-weight-asian="normal" style:font-weight-complex="normal"/>
    </style:style>
    <style:style style:name="T196" style:family="text">
      <style:text-properties fo:font-weight="normal" officeooo:rsid="004450ff" style:font-weight-asian="normal" style:font-weight-complex="normal"/>
    </style:style>
    <style:style style:name="T197" style:family="text">
      <style:text-properties fo:font-weight="normal" officeooo:rsid="01113d34" style:font-weight-asian="normal" style:font-weight-complex="normal"/>
    </style:style>
    <style:style style:name="T198" style:family="text">
      <style:text-properties fo:font-weight="normal" officeooo:rsid="00476ae1" style:font-weight-asian="normal" style:font-weight-complex="normal"/>
    </style:style>
    <style:style style:name="T199" style:family="text">
      <style:text-properties fo:font-weight="normal" officeooo:rsid="08ad15c9" style:font-weight-asian="normal" style:font-weight-complex="normal"/>
    </style:style>
    <style:style style:name="T200" style:family="text">
      <style:text-properties fo:font-weight="normal" officeooo:rsid="007ca694" style:font-weight-asian="normal" style:font-weight-complex="normal"/>
    </style:style>
    <style:style style:name="T201" style:family="text">
      <style:text-properties style:use-window-font-color="true"/>
    </style:style>
    <style:style style:name="T202" style:family="text">
      <style:text-properties style:use-window-font-color="true" fo:font-weight="bold" style:font-weight-asian="bold" style:font-weight-complex="bold"/>
    </style:style>
    <style:style style:name="T203" style:family="text">
      <style:text-properties style:use-window-font-color="true" fo:font-weight="bold" officeooo:rsid="0044d7a4" style:font-weight-asian="bold" style:font-weight-complex="bold"/>
    </style:style>
    <style:style style:name="T204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205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206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207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208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209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2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11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212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213" style:family="text">
      <style:text-properties style:use-window-font-color="true" officeooo:rsid="0050063f"/>
    </style:style>
    <style:style style:name="T214" style:family="text">
      <style:text-properties style:use-window-font-color="true" officeooo:rsid="0050b57f"/>
    </style:style>
    <style:style style:name="T215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style:font-style-asian="normal" style:font-style-complex="normal"/>
    </style:style>
    <style:style style:name="T223" style:family="text">
      <style:text-properties style:use-window-font-color="true" fo:font-style="normal" officeooo:rsid="0050063f" style:font-style-asian="normal" style:font-style-complex="normal"/>
    </style:style>
    <style:style style:name="T224" style:family="text">
      <style:text-properties style:use-window-font-color="true" fo:font-style="normal" officeooo:rsid="00523bf9" style:font-style-asian="normal" style:font-style-complex="normal"/>
    </style:style>
    <style:style style:name="T225" style:family="text">
      <style:text-properties style:use-window-font-color="true" fo:font-style="normal" officeooo:rsid="016f0506" style:font-style-asian="normal" style:font-style-complex="normal"/>
    </style:style>
    <style:style style:name="T226" style:family="text">
      <style:text-properties style:use-window-font-color="true" fo:font-style="normal" officeooo:rsid="0176ee1b" style:font-style-asian="normal" style:font-style-complex="normal"/>
    </style:style>
    <style:style style:name="T227" style:family="text">
      <style:text-properties style:use-window-font-color="true" fo:font-style="normal" officeooo:rsid="017029bc" style:font-style-asian="normal" style:font-style-complex="normal"/>
    </style:style>
    <style:style style:name="T228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229" style:family="text">
      <style:text-properties style:use-window-font-color="true" fo:font-weight="normal" style:font-weight-asian="normal" style:font-weight-complex="normal"/>
    </style:style>
    <style:style style:name="T230" style:family="text">
      <style:text-properties style:use-window-font-color="true" officeooo:rsid="016f0506"/>
    </style:style>
    <style:style style:name="T231" style:family="text">
      <style:text-properties style:text-underline-style="none"/>
    </style:style>
    <style:style style:name="T232" style:family="text">
      <style:text-properties style:text-underline-style="none" fo:font-weight="normal" style:font-weight-asian="normal" style:font-weight-complex="normal"/>
    </style:style>
    <style:style style:name="T233" style:family="text">
      <style:text-properties style:text-underline-style="none" fo:font-weight="normal" officeooo:rsid="0043121f" style:font-weight-asian="normal" style:font-weight-complex="normal"/>
    </style:style>
    <style:style style:name="T234" style:family="text">
      <style:text-properties style:text-underline-style="none" fo:font-weight="normal" officeooo:rsid="0044d7a4" style:font-weight-asian="normal" style:font-weight-complex="normal"/>
    </style:style>
    <style:style style:name="T235" style:family="text">
      <style:text-properties style:text-underline-style="none" fo:font-weight="normal" officeooo:rsid="00e7b674" style:font-weight-asian="normal" style:font-weight-complex="normal"/>
    </style:style>
    <style:style style:name="T236" style:family="text">
      <style:text-properties style:text-underline-style="none" fo:font-weight="normal" officeooo:rsid="002eb485" style:font-weight-asian="normal" style:font-weight-complex="normal"/>
    </style:style>
    <style:style style:name="T237" style:family="text">
      <style:text-properties style:text-underline-style="none" fo:font-weight="normal" officeooo:rsid="00d5826a" style:font-weight-asian="normal" style:font-weight-complex="normal"/>
    </style:style>
    <style:style style:name="T238" style:family="text">
      <style:text-properties style:text-underline-style="none" fo:font-weight="normal" officeooo:rsid="00432526" style:font-weight-asian="normal" style:font-weight-complex="normal"/>
    </style:style>
    <style:style style:name="T239" style:family="text">
      <style:text-properties style:text-underline-style="none" fo:font-weight="normal" officeooo:rsid="00476ae1" style:font-weight-asian="normal" style:font-weight-complex="normal"/>
    </style:style>
    <style:style style:name="T240" style:family="text">
      <style:text-properties style:text-underline-style="none" fo:font-weight="normal" officeooo:rsid="013282b3" style:font-weight-asian="normal" style:font-weight-complex="normal"/>
    </style:style>
    <style:style style:name="T241" style:family="text">
      <style:text-properties style:text-underline-style="none" fo:font-weight="normal" officeooo:rsid="004caf23" style:font-weight-asian="normal" style:font-weight-complex="normal"/>
    </style:style>
    <style:style style:name="T242" style:family="text">
      <style:text-properties style:text-underline-style="none" fo:font-weight="normal" officeooo:rsid="00523bf9" style:font-weight-asian="normal" style:font-weight-complex="normal"/>
    </style:style>
    <style:style style:name="T243" style:family="text">
      <style:text-properties style:text-underline-style="none" fo:font-weight="bold" style:font-weight-asian="bold" style:font-weight-complex="bold"/>
    </style:style>
    <style:style style:name="T244" style:family="text">
      <style:text-properties style:text-underline-style="none" fo:font-weight="bold" officeooo:rsid="002eb485" style:font-weight-asian="bold" style:font-weight-complex="bold"/>
    </style:style>
    <style:style style:name="T245" style:family="text">
      <style:text-properties style:text-underline-style="none" fo:font-weight="bold" officeooo:rsid="00f74e17" style:font-weight-asian="bold" style:font-weight-complex="bold"/>
    </style:style>
    <style:style style:name="T246" style:family="text">
      <style:text-properties style:text-underline-style="none" officeooo:rsid="00bbbf73"/>
    </style:style>
    <style:style style:name="T247" style:family="text">
      <style:text-properties style:text-underline-style="none" officeooo:rsid="00d708a6"/>
    </style:style>
    <style:style style:name="T248" style:family="text">
      <style:text-properties style:text-underline-style="none" officeooo:rsid="00f74e17"/>
    </style:style>
    <style:style style:name="T249" style:family="text">
      <style:text-properties style:text-underline-style="none" officeooo:rsid="00378059"/>
    </style:style>
    <style:style style:name="T250" style:family="text">
      <style:text-properties style:text-underline-style="none" officeooo:rsid="004caf23"/>
    </style:style>
    <style:style style:name="T251" style:family="text">
      <style:text-properties style:text-underline-style="none" officeooo:rsid="0a1c7a91"/>
    </style:style>
    <style:style style:name="T252" style:family="text">
      <style:text-properties style:text-underline-style="none" officeooo:rsid="08ec3514"/>
    </style:style>
    <style:style style:name="T253" style:family="text">
      <style:text-properties officeooo:rsid="00722a19"/>
    </style:style>
    <style:style style:name="T254" style:family="text">
      <style:text-properties officeooo:rsid="00254a2e"/>
    </style:style>
    <style:style style:name="T255" style:family="text">
      <style:text-properties officeooo:rsid="008a06de"/>
    </style:style>
    <style:style style:name="T256" style:family="text">
      <style:text-properties officeooo:rsid="0099273a"/>
    </style:style>
    <style:style style:name="T257" style:family="text">
      <style:text-properties officeooo:rsid="01dac838"/>
    </style:style>
    <style:style style:name="T258" style:family="text">
      <style:text-properties officeooo:rsid="009622c6"/>
    </style:style>
    <style:style style:name="T259" style:family="text">
      <style:text-properties officeooo:rsid="08e38a7d"/>
    </style:style>
    <style:style style:name="T260" style:family="text">
      <style:text-properties officeooo:rsid="00a75993"/>
    </style:style>
    <style:style style:name="T261" style:family="text">
      <style:text-properties officeooo:rsid="002ba0e7"/>
    </style:style>
    <style:style style:name="T262" style:family="text">
      <style:text-properties officeooo:rsid="00beb82f"/>
    </style:style>
    <style:style style:name="T263" style:family="text">
      <style:text-properties officeooo:rsid="00ba4170"/>
    </style:style>
    <style:style style:name="T264" style:family="text">
      <style:text-properties officeooo:rsid="00bbbf73"/>
    </style:style>
    <style:style style:name="T265" style:family="text">
      <style:text-properties officeooo:rsid="00bd3f9d"/>
    </style:style>
    <style:style style:name="T266" style:family="text">
      <style:text-properties officeooo:rsid="002f336e"/>
    </style:style>
    <style:style style:name="T267" style:family="text">
      <style:text-properties officeooo:rsid="0043008e"/>
    </style:style>
    <style:style style:name="T268" style:family="text">
      <style:text-properties officeooo:rsid="004450ff"/>
    </style:style>
    <style:style style:name="T269" style:family="text">
      <style:text-properties officeooo:rsid="00f5260b"/>
    </style:style>
    <style:style style:name="T270" style:family="text">
      <style:text-properties officeooo:rsid="010c486e"/>
    </style:style>
    <style:style style:name="T271" style:family="text">
      <style:text-properties officeooo:rsid="010db770"/>
    </style:style>
    <style:style style:name="T272" style:family="text">
      <style:text-properties officeooo:rsid="004a157b"/>
    </style:style>
    <style:style style:name="T273" style:family="text">
      <style:text-properties officeooo:rsid="013013d9"/>
    </style:style>
    <style:style style:name="T274" style:family="text">
      <style:text-properties officeooo:rsid="0137af9f"/>
    </style:style>
    <style:style style:name="T275" style:family="text">
      <style:text-properties officeooo:rsid="004acb3b"/>
    </style:style>
    <style:style style:name="T276" style:family="text">
      <style:text-properties officeooo:rsid="016860b9"/>
    </style:style>
    <style:style style:name="T277" style:family="text">
      <style:text-properties officeooo:rsid="0050b57f"/>
    </style:style>
    <style:style style:name="T278" style:family="text">
      <style:text-properties officeooo:rsid="0188ed42"/>
    </style:style>
    <style:style style:name="T279" style:family="text">
      <style:text-properties officeooo:rsid="0055a125"/>
    </style:style>
    <style:style style:name="T280" style:family="text">
      <style:text-properties officeooo:rsid="00572cb0"/>
    </style:style>
    <style:style style:name="T281" style:family="text">
      <style:text-properties officeooo:rsid="0176ee1b"/>
    </style:style>
    <style:style style:name="T282" style:family="text">
      <style:text-properties officeooo:rsid="005c5090"/>
    </style:style>
    <style:style style:name="T283" style:family="text">
      <style:text-properties officeooo:rsid="005f2637"/>
    </style:style>
    <style:style style:name="T284" style:family="text">
      <style:text-properties officeooo:rsid="005fb5cb"/>
    </style:style>
    <style:style style:name="T285" style:family="text">
      <style:text-properties officeooo:rsid="00607814"/>
    </style:style>
    <style:style style:name="T286" style:family="text">
      <style:text-properties officeooo:rsid="0063f681"/>
    </style:style>
    <style:style style:name="T287" style:family="text">
      <style:text-properties officeooo:rsid="00644350"/>
    </style:style>
    <style:style style:name="T288" style:family="text">
      <style:text-properties officeooo:rsid="006579dd"/>
    </style:style>
    <style:style style:name="T289" style:family="text">
      <style:text-properties officeooo:rsid="0066b31e"/>
    </style:style>
    <style:style style:name="T290" style:family="text">
      <style:text-properties officeooo:rsid="0066c57e"/>
    </style:style>
    <style:style style:name="T291" style:family="text">
      <style:text-properties officeooo:rsid="00684bfc"/>
    </style:style>
    <style:style style:name="T292" style:family="text">
      <style:text-properties officeooo:rsid="0069643a"/>
    </style:style>
    <style:style style:name="T293" style:family="text">
      <style:text-properties officeooo:rsid="0069ae1a"/>
    </style:style>
    <style:style style:name="T294" style:family="text">
      <style:text-properties officeooo:rsid="006f66ec"/>
    </style:style>
    <style:style style:name="T295" style:family="text">
      <style:text-properties officeooo:rsid="00703df9"/>
    </style:style>
    <style:style style:name="T296" style:family="text">
      <style:text-properties officeooo:rsid="0072cdc4"/>
    </style:style>
    <style:style style:name="T297" style:family="text">
      <style:text-properties officeooo:rsid="00751d17"/>
    </style:style>
    <style:style style:name="T298" style:family="text">
      <style:text-properties officeooo:rsid="0076848f"/>
    </style:style>
    <style:style style:name="T299" style:family="text">
      <style:text-properties officeooo:rsid="0077a442"/>
    </style:style>
    <style:style style:name="T300" style:family="text">
      <style:text-properties officeooo:rsid="00793c0d"/>
    </style:style>
    <style:style style:name="T301" style:family="text">
      <style:text-properties officeooo:rsid="007b2101"/>
    </style:style>
    <style:style style:name="T302" style:family="text">
      <style:text-properties officeooo:rsid="007ca694"/>
    </style:style>
    <style:style style:name="T303" style:family="text">
      <style:text-properties fo:font-size="14pt" fo:font-style="normal" fo:font-weight="bold" officeooo:rsid="007ca694" style:font-size-asian="14pt" style:font-style-asian="normal" style:font-weight-asian="bold" style:font-size-complex="14pt" style:font-style-complex="normal" style:font-weight-complex="bold"/>
    </style:style>
    <style:style style:name="T304" style:family="text">
      <style:text-properties officeooo:rsid="007d92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91">совершенное</text:span> автор<text:span text:style-name="T91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40">Исключения состовляют только разговорные фразы.</text:p>
      <text:p text:style-name="P2"/>
      <text:p text:style-name="P67"><text:span text:style-name="T1">Помимо </text:span><text:span text:style-name="T63">подлежащего и сказуемого</text:span><text:span text:style-name="T1">, предложение может иметь дополнение и обстоятельство.</text:span></text:p>
      <text:p text:style-name="P3"/>
      <text:p text:style-name="P6"><text:span text:style-name="T1">Дополнение как бы дополняет по смыслу сказуемое. Оно выражено </text:span><text:span text:style-name="T168">одним или несколькими </text:span><text:span text:style-name="T1">существительным</text:span><text:span text:style-name="T168">и</text:span><text:span text:style-name="T1">, перед которым</text:span><text:span text:style-name="T169">и</text:span><text:span text:style-name="T1"> обычно идет предлог или </text:span><text:span text:style-name="T168">инфинитив</text:span><text:span text:style-name="T1">.</text:span></text:p>
      <text:p text:style-name="P1"/>
      <text:p text:style-name="P66"><text:span text:style-name="T1">Обстоятельство описывает место, время, </text:span><text:span text:style-name="T168">или </text:span><text:span text:style-name="T1">способ действия. Оно выражено словом или группой слов, отвечающих на вопросы: </text:span><text:span text:style-name="T7">где?</text:span><text:span text:style-name="T168"> </text:span><text:span text:style-name="T3">когда? </text:span><text:span text:style-name="T8">к</text:span><text:span text:style-name="T3">ак?</text:span></text:p>
      <text:p text:style-name="P134"/>
      <text:p text:style-name="P67"><text:span text:style-name="T97">В принципе, обстоятельство можно тоже считать дополнением.</text:span><text:span text:style-name="T98"> </text:span></text:p>
      <text:p text:style-name="P7"/>
      <text:p text:style-name="P8">Английское предложение иногда удобнее переводить с конца. Для удобства можно добавлять дополнительные уточняющие слова.</text:p>
      <text:p text:style-name="P7"/>
      <text:p text:style-name="P67"><text:span text:style-name="T99">В а</text:span><text:span text:style-name="T93">нглийско</text:span><text:span text:style-name="T99">м</text:span><text:span text:style-name="T93"> предложени</text:span><text:span text:style-name="T99">и важно</text:span><text:span text:style-name="T93"> </text:span><text:span text:style-name="T101">соблюдать</text:span><text:span text:style-name="T93"> </text:span><text:span text:style-name="T99">правильн</text:span><text:span text:style-name="T101">ый</text:span><text:span text:style-name="T99"> </text:span><text:span text:style-name="T93">поряд</text:span><text:span text:style-name="T101">о</text:span><text:span text:style-name="T93">к слов.</text:span></text:p>
      <text:p text:style-name="Standard">Сначала <text:span text:style-name="T279">идет</text:span> <text:span text:style-name="T64">подлежащее</text:span>, затем <text:span text:style-name="T69">сказуемое</text:span>, после <text:span text:style-name="T76">дополнение</text:span> и/или <text:span text:style-name="T80">обстоятельство</text:span>.</text:p>
      <text:p text:style-name="P9"/>
      <text:p text:style-name="P41"><text:span text:style-name="T65">We</text:span><text:span text:style-name="T4"> </text:span><text:span text:style-name="T70">do</text:span><text:span text:style-name="T4"> </text:span><text:span text:style-name="T76">the</text:span><text:span text:style-name="T77"> </text:span><text:span text:style-name="T78">job</text:span><text:span text:style-name="T4"> </text:span><text:span text:style-name="T82">well</text:span><text:span text:style-name="T4"> — </text:span><text:span text:style-name="T6">М</text:span><text:span text:style-name="T4">ы делаем работу </text:span><text:span text:style-name="T5">хорошо</text:span><text:span text:style-name="T4">.</text:span></text:p>
      <text:p text:style-name="P42"/>
      <text:p text:style-name="P68"><text:span text:style-name="T95">С</text:span><text:span text:style-name="T94">казуемое часто разделяется</text:span><text:span text:style-name="T95"> на</text:span><text:span text:style-name="T94"> </text:span><text:span text:style-name="T86">вспомогательный </text:span><text:span text:style-name="T94">и </text:span><text:span text:style-name="T71">смысловой</text:span><text:span text:style-name="T5"> </text:span>глаголы<text:span text:style-name="T94">. </text:span><text:span text:style-name="T100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6"/>
      <text:p text:style-name="P66"><text:span text:style-name="T65">They</text:span><text:span text:style-name="T4"> </text:span><text:span text:style-name="T88">have </text:span><text:span text:style-name="T85">not</text:span><text:span text:style-name="T70"> finish</text:span><text:span text:style-name="T73">ed</text:span><text:span text:style-name="T4"> </text:span><text:span text:style-name="T77">their work</text:span><text:span text:style-name="T4"> </text:span><text:span text:style-name="T81">in time</text:span><text:span text:style-name="T4"> — </text:span><text:span text:style-name="T6">Они не закончили работу вовремя.</text:span></text:p>
      <text:p text:style-name="P43"><text:span text:style-name="T67">I</text:span><text:span text:style-name="T91"> </text:span><text:span text:style-name="T89">will</text:span><text:span text:style-name="T74"> give</text:span><text:span text:style-name="T91"> </text:span><text:span text:style-name="T79">you money</text:span><text:span text:style-name="T91"> — Я дам тебе деньги </text:span><text:span text:style-name="T170">(два дополнения)</text:span><text:span text:style-name="T91">.</text:span></text:p>
      <text:p text:style-name="P187"/>
      <text:p text:style-name="P66"><text:span text:style-name="T95">В вопросительных предложениях порядок слов другой. Сначала идет вспомогательный глагол, затем подлежащее, </text:span><text:span text:style-name="T96">а после — смысловой глагол, дополнение и/</text:span><text:span text:style-name="T97">или</text:span><text:span text:style-name="T96"> обстоятельство.</text:span></text:p>
      <text:p text:style-name="P188">Перед вспомогательным глаголом может также идти вопросительное слово.</text:p>
      <text:p text:style-name="P188"/>
      <text:p text:style-name="P67"><text:span text:style-name="T87">Do</text:span><text:span text:style-name="T8"> </text:span><text:span text:style-name="T66">you</text:span><text:span text:style-name="T8"> </text:span><text:span text:style-name="T72">want</text:span><text:span text:style-name="T171"> </text:span><text:span text:style-name="T2">to live</text:span><text:span text:style-name="T171"> </text:span><text:span text:style-name="T83">in Spain</text:span><text:span text:style-name="T8">? — Ты хочешь жить в Испании?</text:span></text:p>
      <text:p text:style-name="P44"><text:span text:style-name="T173">What</text:span><text:span text:style-name="T170"> </text:span><text:span text:style-name="T90">are</text:span><text:span text:style-name="T170"> </text:span><text:span text:style-name="T68">you</text:span><text:span text:style-name="T170"> </text:span><text:span text:style-name="T75">doing</text:span><text:span text:style-name="T170"> </text:span><text:span text:style-name="T84">here</text:span><text:span text:style-name="T170">? </text:span><text:span text:style-name="T174">—</text:span><text:span text:style-name="T170"> Что ты здесь делаешь?</text:span></text:p>
      <text:p text:style-name="P44"/>
      <text:p text:style-name="P69"><text:span text:style-name="T122">Г</text:span><text:span text:style-name="T123">лагол с окончанием -ing грамматически является существительным.</text:span></text:p>
      <text:p text:style-name="P223"/>
      <text:p text:style-name="P5"/>
      <text:p text:style-name="P116">Английские времена</text:p>
      <text:p text:style-name="P70"/>
      <text:p text:style-name="P70">В английском языке 12 времен. Они разбиты на 4 группы: Simple, Continuous, Perfect и Perfect Continuous. Каждая <text:span text:style-name="T175">из </text:span>групп включает в себя 3 времени: Present, Past, Future.</text:p>
      <text:p text:style-name="P70"/>
      <text:p text:style-name="P225">Present Simple</text:p>
      <text:p text:style-name="P71"/>
      <text:p text:style-name="P228">Используется чтобы сообщить: </text:p>
      <text:list xml:id="list2751391249" text:style-name="L1">
        <text:list-item>
          <text:p text:style-name="P229"><text:span text:style-name="T9">факт</text:span><text:span text:style-name="T12">ы</text:span><text:span text:style-name="T9"> настоящего, </text:span><text:span text:style-name="T12">очевидную </text:span><text:span text:style-name="T11">истин</text:span><text:span text:style-name="T12">у</text:span><text:span text:style-name="T9">;</text:span></text:p>
        </text:list-item>
        <text:list-item>
          <text:p text:style-name="P135"><text:span text:style-name="T175">регулярны</text:span><text:span text:style-name="T272">е</text:span><text:span text:style-name="T175"> события настоящего;</text:span></text:p>
        </text:list-item>
      </text:list>
      <text:p text:style-name="P72"/>
      <text:p text:style-name="P88"><text:span text:style-name="T177">I </text:span><text:span text:style-name="T61">live</text:span><text:span text:style-name="T177"> in New York — Я </text:span><text:span text:style-name="T178">живу</text:span><text:span text:style-name="T177"> в Нью Йорке.</text:span></text:p>
      <text:p text:style-name="P72"/>
      <text:p text:style-name="P230">В утверждениях, когда подлежащее в третьем лице, единственном числе (he, she, it), </text:p>
      <text:p text:style-name="P78"><text:span text:style-name="T176">к сказуемому добавляется окончание </text:span><text:span text:style-name="T10">-s</text:span><text:span text:style-name="T176"> (</text:span><text:span text:style-name="T10">-es</text:span><text:span text:style-name="T176"> если заканчивается на гласную или шипящий). </text:span></text:p>
      <text:p text:style-name="P231"/>
      <text:p text:style-name="P79"><text:span text:style-name="T177">Peter </text:span><text:span text:style-name="T61">works</text:span><text:span text:style-name="T177"> in New York — Питер </text:span><text:span text:style-name="T178">работает</text:span><text:span text:style-name="T177"> в Нью Йорке;</text:span></text:p>
      <text:p text:style-name="P71"/>
      <text:p text:style-name="P80">Маячки времени (перед сказуемым):</text:p>
      <text:list xml:id="list828847413" text:style-name="L2">
        <text:list-item>
          <text:p text:style-name="P136">always - <text:span text:style-name="T188">всегда</text:span>;</text:p>
        </text:list-item>
        <text:list-item>
          <text:p text:style-name="P136">usually - <text:span text:style-name="T188">обычно</text:span>;</text:p>
        </text:list-item>
        <text:list-item>
          <text:p text:style-name="P136">often - <text:span text:style-name="T188">часто</text:span>;</text:p>
        </text:list-item>
        <text:list-item>
          <text:p text:style-name="P136">sometimes - <text:span text:style-name="T188">иногда</text:span>;</text:p>
        </text:list-item>
        <text:list-item>
          <text:p text:style-name="P136">never — <text:span text:style-name="T188">никогда;</text:span></text:p>
        </text:list-item>
      </text:list>
      <text:p text:style-name="P45"/>
      <text:p text:style-name="P46">I <text:span text:style-name="T179">always</text:span> wash my hands before eating — Я <text:span text:style-name="T179">всегда</text:span> мою руки перед едой.</text:p>
      <text:p text:style-name="Standard"/>
      <text:p text:style-name="P113"><text:span text:style-name="T280">Отрицание образуется с помощью частицы </text:span><text:span text:style-name="T15">not</text:span><text:span text:style-name="T280">, </text:span>которая идет в паре со вспомогательным глаголом <text:span text:style-name="T2">do</text:span>. <text:span text:style-name="T234">Если подлежащее </text:span><text:span text:style-name="T37">he/she/it</text:span><text:span text:style-name="T234">, то </text:span><text:span text:style-name="T47">do</text:span><text:span text:style-name="T239"> меняется на</text:span><text:span text:style-name="T234"> </text:span><text:span text:style-name="T37">does</text:span><text:span text:style-name="T234">.</text:span></text:p>
      <text:p text:style-name="P81"/>
      <text:p text:style-name="P53">People <text:span text:style-name="T202">do </text:span><text:span text:style-name="T203">not</text:span><text:span text:style-name="T201"> live</text:span> in space — Люди <text:span text:style-name="T179">не</text:span> живут в космосе.</text:p>
      <text:p text:style-name="P53">Water <text:span text:style-name="T202">does </text:span><text:span text:style-name="T203">not</text:span><text:span text:style-name="T201"> boil</text:span> at 50 degrees Celsius — Вода <text:span text:style-name="T179">не</text:span> кипит при 50 грудусах.</text:p>
      <text:p text:style-name="P53"/>
      <text:p text:style-name="P74"><text:span text:style-name="T127">Практически всегда </text:span><text:span text:style-name="T37">do not</text:span><text:span text:style-name="T127"> использу</text:span><text:span text:style-name="T128">е</text:span><text:span text:style-name="T127">тся в сокращении: </text:span></text:p>
      <text:p text:style-name="P12"/>
      <text:p text:style-name="P54">We <text:span text:style-name="T179">don`t</text:span> drink whisky — Мы <text:span text:style-name="T179">не</text:span> пьем виски. </text:p>
      <text:p text:style-name="P52">He <text:span text:style-name="T179">doesn`t</text:span> drink tea — Он <text:span text:style-name="T179">не</text:span> пьет чай.</text:p>
      <text:p text:style-name="P50"/>
      <text:p text:style-name="P112"><text:span text:style-name="T279">В вопросах вспомогательный глагол </text:span><text:span text:style-name="T14">do</text:span><text:span text:style-name="T129"> ставится перед подлежащим:</text:span></text:p>
      <text:p text:style-name="P203"/>
      <text:p text:style-name="P89"><text:span text:style-name="T243">Do</text:span><text:span text:style-name="T232"> you like action movies? </text:span><text:span text:style-name="T233">— </text:span><text:span text:style-name="T232">Тебе нравятся экшен фильмы? </text:span></text:p>
      <text:p text:style-name="P82"><text:span text:style-name="T204">What books </text:span><text:span text:style-name="T207">do</text:span><text:span text:style-name="T208">es</text:span><text:span text:style-name="T204"> </text:span><text:span text:style-name="T205">he</text:span><text:span text:style-name="T204"> read? </text:span><text:span text:style-name="T206">—</text:span><text:span text:style-name="T204"> Какие книги </text:span><text:span text:style-name="T205">он</text:span><text:span text:style-name="T204"> </text:span><text:span text:style-name="T205">читает</text:span><text:span text:style-name="T204">?</text:span></text:p>
      <text:p text:style-name="P203"/>
      <text:p text:style-name="P31">Present Continuous</text:p>
      <text:p text:style-name="P14"/>
      <text:p text:style-name="P83"><text:span text:style-name="T130">Используется, чтобы </text:span><text:span text:style-name="T148">сообщить</text:span><text:span text:style-name="T130"> о </text:span><text:span text:style-name="T140">действии</text:span><text:span text:style-name="T130">, </text:span><text:span text:style-name="T141">которое происходит</text:span><text:span text:style-name="T130"> </text:span><text:span text:style-name="T166">сейчас</text:span><text:span text:style-name="T130"> и еще не законч</text:span><text:span text:style-name="T148">ено</text:span><text:span text:style-name="T130">.</text:span></text:p>
      <text:p text:style-name="P15">Состоит из связки вспомогательного глагола <text:span text:style-name="T2">be</text:span> и смыслового <text:span text:style-name="T275">глагола </text:span>с окончанием <text:span text:style-name="T2">-ing</text:span>:</text:p>
      <text:p text:style-name="P91"/>
      <text:p text:style-name="P91">She <text:span text:style-name="T179">is driving</text:span> to work. <text:span text:style-name="T253">—</text:span> Она <text:span text:style-name="T179">едет</text:span> на работу.</text:p>
      <text:p text:style-name="P92">I <text:span text:style-name="T184">a</text:span><text:span text:style-name="T179">m not listening</text:span> to you. <text:span text:style-name="T255">—</text:span> Я <text:span text:style-name="T179">не слушаю</text:span> тебя.</text:p>
      <text:p text:style-name="P93">Where <text:span text:style-name="T179">is </text:span>he <text:span text:style-name="T179">going</text:span>? <text:span text:style-name="T255">—</text:span> Куда он <text:span text:style-name="T179">идет</text:span>?</text:p>
      <text:p text:style-name="P13"/>
      <text:p text:style-name="P16"><text:soft-page-break/>Маячки времени <text:span text:style-name="T261">(в разных местах)</text:span>:</text:p>
      <text:list xml:id="list2224711497" text:style-name="L3">
        <text:list-item>
          <text:p text:style-name="P159">look — смотри;</text:p>
        </text:list-item>
        <text:list-item>
          <text:p text:style-name="P159">now — сейчас (<text:span text:style-name="T254">обычно </text:span>в конце);</text:p>
        </text:list-item>
        <text:list-item>
          <text:p text:style-name="P159">at the moment — в этот момент (<text:span text:style-name="T254">обычно </text:span>в конце).</text:p>
        </text:list-item>
      </text:list>
      <text:p text:style-name="P56"/>
      <text:p text:style-name="P55">I am working right <text:span text:style-name="T179">now</text:span>. — Прямо сейчас я работаю.</text:p>
      <text:p text:style-name="P55"><text:span text:style-name="T179">Look</text:span> out of the window! It`s raining. — Посмотри в окно. Идет дождь.</text:p>
      <text:p text:style-name="P210"/>
      <text:p text:style-name="P32"><text:span text:style-name="T256">Глаголы, которые не использ</text:span><text:span text:style-name="T257">уются</text:span><text:span text:style-name="T256"> в </text:span><text:span text:style-name="T258">Continuous</text:span></text:p>
      <text:p text:style-name="P32"/>
      <text:p text:style-name="P204">Как правило это глаголы, описывающие чувства или мысли.</text:p>
      <text:p text:style-name="P107"><text:span text:style-name="T152">Но если они </text:span><text:span text:style-name="T153">идут</text:span><text:span text:style-name="T152"> </text:span><text:span text:style-name="T153">внутри</text:span><text:span text:style-name="T152"> </text:span><text:span text:style-name="T153">какой-</text:span><text:span text:style-name="T154">то</text:span><text:span text:style-name="T153"> </text:span><text:span text:style-name="T152">устойчивой связки, то могут быть и с </text:span><text:span text:style-name="T48">-ing</text:span><text:span text:style-name="T152">.</text:span></text:p>
      <text:p text:style-name="P58"/>
      <text:p text:style-name="P18">Глаголы восприятия:</text:p>
      <text:list xml:id="list1315566344" text:style-name="L4">
        <text:list-item>
          <text:p text:style-name="P160">see — видеть;</text:p>
        </text:list-item>
        <text:list-item>
          <text:p text:style-name="P160">hear — слышать;</text:p>
        </text:list-item>
        <text:list-item>
          <text:p text:style-name="P160">feel — чувствовать <text:span text:style-name="T259">себя</text:span>;</text:p>
        </text:list-item>
        <text:list-item>
          <text:p text:style-name="P160">taste — чувствовать вкус (пробовать);</text:p>
        </text:list-item>
        <text:list-item>
          <text:p text:style-name="P160">smell — чувствовать запах (нюхать);</text:p>
        </text:list-item>
      </text:list>
      <text:p text:style-name="P19"/>
      <text:p text:style-name="P18">Глаголы для выражения мнения:</text:p>
      <text:list xml:id="list3294232968" text:style-name="L5">
        <text:list-item>
          <text:p text:style-name="P161">belive — верить;</text:p>
        </text:list-item>
        <text:list-item>
          <text:p text:style-name="P161">doubt — сомневаться;</text:p>
        </text:list-item>
        <text:list-item>
          <text:p text:style-name="P161">think — думать;</text:p>
        </text:list-item>
      </text:list>
      <text:p text:style-name="P17"/>
      <text:p text:style-name="P18">Глаголы, показывающие состояние мыслей:</text:p>
      <text:list xml:id="list2946230550" text:style-name="L6">
        <text:list-item>
          <text:p text:style-name="P162">forget — забывать;</text:p>
        </text:list-item>
        <text:list-item>
          <text:p text:style-name="P162">imagine — представлять;</text:p>
        </text:list-item>
        <text:list-item>
          <text:p text:style-name="P162">know — знать;</text:p>
        </text:list-item>
        <text:list-item>
          <text:p text:style-name="P162">understand — понимать;</text:p>
        </text:list-item>
      </text:list>
      <text:p text:style-name="P19"/>
      <text:p text:style-name="P20">Глаголы, указывающие на эмоции и желания:</text:p>
      <text:list xml:id="list79746734" text:style-name="L7">
        <text:list-item>
          <text:p text:style-name="P163">love — любить;</text:p>
        </text:list-item>
        <text:list-item>
          <text:p text:style-name="P163">like — нравиться;</text:p>
        </text:list-item>
        <text:list-item>
          <text:p text:style-name="P163">hate — ненавидеть;</text:p>
        </text:list-item>
        <text:list-item>
          <text:p text:style-name="P163">hope — надеяться;</text:p>
        </text:list-item>
        <text:list-item>
          <text:p text:style-name="P163">want — хотеть;</text:p>
        </text:list-item>
        <text:list-item>
          <text:p text:style-name="P163">wish — желать;</text:p>
        </text:list-item>
      </text:list>
      <text:p text:style-name="P20"/>
      <text:p text:style-name="P20">Другие глаголы:</text:p>
      <text:list xml:id="list1799357922" text:style-name="L8">
        <text:list-item>
          <text:p text:style-name="P164">look — выглядеть;</text:p>
        </text:list-item>
        <text:list-item>
          <text:p text:style-name="P164">have — иметь;</text:p>
        </text:list-item>
      </text:list>
      <text:p text:style-name="P21"/>
      <text:p text:style-name="P59">I <text:span text:style-name="T179">think</text:span> Amy is a strange girl. - Я <text:span text:style-name="T179">думаю</text:span>, Эмми странная девушка.</text:p>
      <text:p text:style-name="P59">Do you <text:span text:style-name="T179">know</text:span> this man? - Вы <text:span text:style-name="T179">знаете</text:span> этого мужчину?</text:p>
      <text:p text:style-name="P59">You <text:span text:style-name="T179">look</text:span> great! - Ты <text:span text:style-name="T179">выглядишь</text:span> отлично!</text:p>
      <text:p text:style-name="P57"/>
      <text:p text:style-name="P33"/>
      <text:p text:style-name="P117">Present Perfect</text:p>
      <text:p text:style-name="P205"/>
      <text:p text:style-name="P103"><text:span text:style-name="T131">И</text:span><text:span text:style-name="T143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25"/>
      <text:p text:style-name="P23">Состоит из связки вспомогательного глагола have и смыслового глагола в 3й форме.</text:p>
      <text:p text:style-name="P85"><text:span text:style-name="T159">В </text:span><text:span text:style-name="T156">отрицаниях почти всегда используется сокращенная форма глагола </text:span><text:span text:style-name="T54">haven`t</text:span><text:span text:style-name="T156">.</text:span></text:p>
      <text:p text:style-name="P26"><text:span text:style-name="T262">Сокращени</text:span><text:span text:style-name="T281">е</text:span><text:span text:style-name="T262"> </text:span><text:span text:style-name="T16">`ve not</text:span><text:span text:style-name="T262"> не используется.</text:span></text:p>
      <text:p text:style-name="P24"/>
      <text:p text:style-name="P84"><text:span text:style-name="T43">You </text:span><text:span text:style-name="T58">have</text:span><text:span text:style-name="T43"> </text:span><text:span text:style-name="T58">broken</text:span><text:span text:style-name="T43"> the vase. </text:span><text:span text:style-name="T44">— </text:span><text:span text:style-name="T43">Ты </text:span><text:span text:style-name="T58">разбил</text:span><text:span text:style-name="T43"> вазу (результат, кот. </text:span><text:span text:style-name="T45">важен сейчас</text:span><text:span text:style-name="T43">).</text:span></text:p>
      <text:p text:style-name="P132"><text:span text:style-name="T190">I </text:span><text:span text:style-name="T187">haven</text:span><text:span text:style-name="T181">`</text:span><text:span text:style-name="T187">t</text:span><text:span text:style-name="T190"> </text:span><text:span text:style-name="T187">expected</text:span><text:span text:style-name="T190"> that. </text:span><text:span text:style-name="T192">—</text:span><text:span text:style-name="T190"> Я этого </text:span><text:span text:style-name="T187">не</text:span><text:span text:style-name="T190"> </text:span><text:span text:style-name="T187">ожидал</text:span><text:span text:style-name="T190">.</text:span></text:p>
      <text:p text:style-name="P132"><text:span text:style-name="T185">Ha</text:span><text:span text:style-name="T186">s</text:span><text:span text:style-name="T194"> </text:span><text:span text:style-name="T195">he</text:span><text:span text:style-name="T194"> </text:span><text:span text:style-name="T185">been</text:span><text:span text:style-name="T194"> to Rome? </text:span><text:span text:style-name="T192">—</text:span><text:span text:style-name="T194"> </text:span><text:span text:style-name="T195">Он</text:span><text:span text:style-name="T194"> </text:span><text:span text:style-name="T185">бывал</text:span><text:span text:style-name="T194"> в Риме?</text:span></text:p>
      <text:p text:style-name="P165"/>
      <text:p text:style-name="P111"><text:span text:style-name="T131">Также использу</text:span><text:span text:style-name="T138">ется</text:span><text:span text:style-name="T131">, </text:span><text:span text:style-name="T132">если</text:span><text:span text:style-name="T131"> что-то произошло впервые.</text:span></text:p>
      <text:p text:style-name="P60"><text:span text:style-name="T260">It`s the fitst time I </text:span><text:span text:style-name="T180">have</text:span><text:span text:style-name="T260"> </text:span><text:span text:style-name="T180">driven</text:span><text:span text:style-name="T260"> a car — Это впервые, когда я </text:span><text:span text:style-name="T180">веду</text:span><text:span text:style-name="T260"> машину.</text:span></text:p>
      <text:p text:style-name="P60"/>
      <text:p text:style-name="P27">Как образуется 3я форма глагола:</text:p>
      <text:list xml:id="list1106556150" text:style-name="L9">
        <text:list-item>
          <text:p text:style-name="P166">если глагол правильный, то к нему добавляется окончание -ed;</text:p>
        </text:list-item>
        <text:list-item>
          <text:p text:style-name="P167">если глагол неправильный, то <text:span text:style-name="T266">его <text:s/></text:span>нужно<text:span text:style-name="T266"> </text:span>искать в таблице неправильных глаголов;</text:p>
        </text:list-item>
      </text:list>
      <text:p text:style-name="P22"/>
      <text:p text:style-name="P27">Маячки времени:</text:p>
      <text:list xml:id="list3093724853" text:style-name="L10">
        <text:list-item>
          <text:p text:style-name="P176">just — только что;</text:p>
        </text:list-item>
        <text:list-item>
          <text:p text:style-name="P176">already — уже;</text:p>
        </text:list-item>
        <text:list-item>
          <text:p text:style-name="P168">yet — еще не;</text:p>
        </text:list-item>
      </text:list>
      <text:p text:style-name="P61"/>
      <text:p text:style-name="P34">Место <text:span text:style-name="T2">just</text:span>, <text:span text:style-name="T2">already</text:span> — между <text:span text:style-name="T2">have</text:span> и 3й формой глагола. <text:span text:style-name="T189">Слово </text:span><text:span text:style-name="T31">yet</text:span><text:span text:style-name="T189"> стоит </text:span><text:span text:style-name="T191">всегда </text:span><text:span text:style-name="T189">в конце предложения. </text:span><text:span text:style-name="T31">Just</text:span><text:span text:style-name="T189"> и </text:span><text:span text:style-name="T31">already</text:span><text:span text:style-name="T189"> использ</text:span><text:span text:style-name="T193">уются</text:span><text:span text:style-name="T189"> в утверждениях. </text:span><text:span text:style-name="T31">Yet</text:span><text:span text:style-name="T189"> — в вопросах и отрицаниях</text:span><text:span text:style-name="T192">. </text:span></text:p>
      <text:p text:style-name="P61"/>
      <text:p text:style-name="P63">I have <text:span text:style-name="T179">just</text:span> eaten a sandwich. <text:span text:style-name="T263">—</text:span> Я <text:span text:style-name="T179">только что</text:span> съел бутерброд.</text:p>
      <text:p text:style-name="P62">We have n<text:span text:style-name="T262">o</text:span>t finished <text:span text:style-name="T179">yet</text:span>. <text:span text:style-name="T263">—</text:span> Мы <text:span text:style-name="T179">еще не</text:span> закончили.</text:p>
      <text:p text:style-name="P62"/>
      <text:p text:style-name="P73"><text:span text:style-name="T157">Другие </text:span><text:span text:style-name="T158">маячки</text:span><text:span text:style-name="T157">:</text:span></text:p>
      <text:list xml:id="list3988906082" text:style-name="L11">
        <text:list-item>
          <text:p text:style-name="P154"><text:span text:style-name="T246">ever — когда-</text:span><text:span text:style-name="T251">либо, всегда</text:span><text:span text:style-name="T246">;</text:span></text:p>
        </text:list-item>
        <text:list-item>
          <text:p text:style-name="P180">never — никогда;</text:p>
        </text:list-item>
        <text:list-item>
          <text:p text:style-name="P180">recently — в последнее время;</text:p>
        </text:list-item>
        <text:list-item>
          <text:p text:style-name="P180">these days — в последние дни;</text:p>
        </text:list-item>
        <text:list-item>
          <text:p text:style-name="P154"><text:span text:style-name="T246">словосочетани</text:span><text:span text:style-name="T252">я</text:span><text:span text:style-name="T246"> с this (this mornig, this week);</text:span></text:p>
        </text:list-item>
      </text:list>
      <text:p text:style-name="P35"/>
      <text:p text:style-name="P35">Место <text:span text:style-name="T2">ever</text:span>, <text:span text:style-name="T2">never</text:span> — перед 3й формой глагола, <text:span text:style-name="T265">а</text:span> <text:span text:style-name="T2">recently</text:span>, <text:span text:style-name="T2">these days</text:span> и </text:p>
      <text:p text:style-name="P35">словосочетания с <text:span text:style-name="T2">this</text:span> — в конце предложения.</text:p>
      <text:p text:style-name="P35"/>
      <text:p text:style-name="P64">I <text:span text:style-name="T262">ha</text:span>ve <text:span text:style-name="T179">never</text:span> been to New York. <text:span text:style-name="T264">— </text:span>Я <text:span text:style-name="T179">никогда</text:span> не был в Нью Йорке.</text:p>
      <text:p text:style-name="P102"><text:span text:style-name="T41">I </text:span><text:span text:style-name="T38">ha</text:span><text:span text:style-name="T41">ve worked a lot </text:span><text:span text:style-name="T57">these days</text:span><text:span text:style-name="T41">. </text:span><text:span text:style-name="T42">—</text:span><text:span text:style-name="T41"> Я много работал в </text:span><text:span text:style-name="T57">эти дни</text:span><text:span text:style-name="T41">.</text:span></text:p>
      <text:p text:style-name="P275"/>
      <text:p text:style-name="P279">Present Perfect Continuous</text:p>
      <text:p text:style-name="P282"/>
      <text:p text:style-name="P122"><text:span text:style-name="T133">И</text:span><text:span text:style-name="T139">спользуется чтобы сообщить о действии, которое еще не закончено и при этом известна </text:span></text:p>
      <text:p text:style-name="P123"><text:span text:style-name="T139">его продолжительность, </text:span><text:span text:style-name="T141">т. е. «</text:span><text:span text:style-name="T142">я </text:span><text:span text:style-name="T141">делал и продолжаю делать». </text:span></text:p>
      <text:p text:style-name="P283"/>
      <text:p text:style-name="P130"><text:span text:style-name="T135">С</text:span><text:span text:style-name="T126">остоит из связки вспомогательного глагола </text:span><text:span text:style-name="T36">have</text:span><text:span text:style-name="T126">, cлова </text:span><text:span text:style-name="T36">been</text:span><text:span text:style-name="T126"> </text:span><text:span text:style-name="T137">(особая форма глагола </text:span><text:span text:style-name="T39">be</text:span><text:span text:style-name="T137">) </text:span></text:p>
      <text:p text:style-name="P123"><text:span text:style-name="T136">и смыслового глагола с окончанием </text:span><text:span text:style-name="T40">-ing</text:span><text:span text:style-name="T136">. </text:span><text:span text:style-name="T134">Переводится</text:span><text:span text:style-name="T139"> настоящим</text:span><text:span text:style-name="T48">.</text:span></text:p>
      <text:p text:style-name="P47"><text:soft-page-break/><text:span text:style-name="T231">I </text:span><text:span text:style-name="T243">have been learning</text:span><text:span text:style-name="T231"> English for 2 years. </text:span><text:span text:style-name="T246">—</text:span><text:span text:style-name="T231"> Я </text:span><text:span text:style-name="T243">учу</text:span><text:span text:style-name="T231"> английский уже 2 года (и еще не закончил).</text:span></text:p>
      <text:p text:style-name="P177"/>
      <text:p text:style-name="P114"><text:span text:style-name="T52">I </text:span><text:span text:style-name="T60">have not been waiting</text:span><text:span text:style-name="T52"> long. </text:span><text:span text:style-name="T50">—</text:span><text:span text:style-name="T52"> Я </text:span><text:span text:style-name="T60">не жду</text:span><text:span text:style-name="T52"> долго </text:span></text:p>
      <text:p text:style-name="P114"><text:span text:style-name="T53">(это не происходит в течении указанного времени)</text:span><text:span text:style-name="T52">.</text:span></text:p>
      <text:p text:style-name="P169"/>
      <text:p text:style-name="P114"><text:span text:style-name="T59">Have</text:span><text:span text:style-name="T49"> you </text:span><text:span text:style-name="T59">been</text:span><text:span text:style-name="T49"> </text:span><text:span text:style-name="T59">waiting</text:span><text:span text:style-name="T49"> long? </text:span><text:span text:style-name="T50">— </text:span><text:span text:style-name="T49">Вы </text:span><text:span text:style-name="T51">долго</text:span><text:span text:style-name="T49"> </text:span><text:span text:style-name="T59">ждете</text:span><text:span text:style-name="T49">? </text:span></text:p>
      <text:p text:style-name="P114"><text:span text:style-name="T53">(как долго происходит действие вплоть до текущего момента)</text:span><text:span text:style-name="T49"> </text:span></text:p>
      <text:p text:style-name="P207"/>
      <text:p text:style-name="P131"><text:span text:style-name="T135">М</text:span><text:span text:style-name="T126">аячки времени:</text:span></text:p>
      <text:list xml:id="list3106847390" text:style-name="L12">
        <text:list-item>
          <text:p text:style-name="P178">for — в течении;</text:p>
        </text:list-item>
        <text:list-item>
          <text:p text:style-name="P178">since — с какого-то времени;</text:p>
        </text:list-item>
        <text:list-item>
          <text:p text:style-name="P276">how long — как долго.</text:p>
        </text:list-item>
      </text:list>
      <text:p text:style-name="P278"/>
      <text:p text:style-name="P128"><text:span text:style-name="T236">We`ve been staying in this hotel </text:span><text:span text:style-name="T244">since</text:span><text:span text:style-name="T236"> Tuesday. </text:span><text:span text:style-name="T237">— </text:span><text:span text:style-name="T236">Мы находимся в этом отеле </text:span><text:span text:style-name="T244">со</text:span><text:span text:style-name="T236"> вторника.</text:span></text:p>
      <text:p text:style-name="P284"/>
      <text:p text:style-name="P86"><text:span text:style-name="T160">Е</text:span><text:span text:style-name="T156">сли используется глагол </text:span><text:span text:style-name="T54">be</text:span><text:span text:style-name="T156"> или глаголы состояния, которые не стоят в Continuous</text:span><text:span text:style-name="T161">,</text:span><text:span text:style-name="T156"> </text:span></text:p>
      <text:p text:style-name="P87"><text:span text:style-name="T162">то </text:span><text:span text:style-name="T163">Present Perfect Continuous</text:span><text:span text:style-name="T162"> будет в </text:span><text:span text:style-name="T163">форме</text:span><text:span text:style-name="T162"> Present Perfect. </text:span></text:p>
      <text:p text:style-name="P37"/>
      <text:p text:style-name="P48"><text:span text:style-name="T232">I have known</text:span><text:span text:style-name="T243"> </text:span><text:span text:style-name="T232">(</text:span><text:span text:style-name="T235">а </text:span><text:span text:style-name="T232">не have been knowing)</text:span><text:span text:style-name="T231"> Alice for 3 years. </text:span><text:span text:style-name="T247">—</text:span><text:span text:style-name="T231"> Я </text:span><text:span text:style-name="T232">знаю</text:span><text:span text:style-name="T231"> Алису уже 3 года</text:span></text:p>
      <text:p text:style-name="P179"/>
      <text:p text:style-name="P36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118"><text:span text:style-name="T199">Если у смыслового глагола окончание</text:span><text:span text:style-name="T32"> -ing</text:span><text:span text:style-name="T199">, то </text:span><text:span text:style-name="T32">have</text:span><text:span text:style-name="T199"> применяется только с </text:span><text:span text:style-name="T32">been</text:span><text:span text:style-name="T199">.</text:span></text:p>
      <text:p text:style-name="P179"/>
      <text:p text:style-name="P39"><text:span text:style-name="T231">Past </text:span><text:span text:style-name="T249">Simple</text:span></text:p>
      <text:p text:style-name="P28"/>
      <text:p text:style-name="P29">Используется, чтобы сообщить:</text:p>
      <text:list xml:id="list840212357" text:style-name="L13">
        <text:list-item>
          <text:p text:style-name="P170">факт<text:span text:style-name="T267">ы</text:span> прошлого, историю, биографию;</text:p>
        </text:list-item>
        <text:list-item>
          <text:p text:style-name="P170">результат, который не важен в настоящем;</text:p>
        </text:list-item>
      </text:list>
      <text:p text:style-name="P171"/>
      <text:p text:style-name="P104"><text:span text:style-name="T155">Глагол</text:span><text:span text:style-name="T144"> </text:span><text:span text:style-name="T151">принимает</text:span><text:span text:style-name="T144"> 2ю форму. </text:span><text:span text:style-name="T155">Она</text:span><text:span text:style-name="T144"> образуется с пом</text:span><text:span text:style-name="T155">ощью</text:span><text:span text:style-name="T144"> окончания -ed для правильных глоголов, </text:span><text:span text:style-name="T151">а н</text:span><text:span text:style-name="T144">еправильные глаголы находится в таблице.</text:span></text:p>
      <text:p text:style-name="P208"/>
      <text:p text:style-name="P49"><text:span text:style-name="T231">Mozart </text:span><text:span text:style-name="T243">lived</text:span><text:span text:style-name="T231"> from 1756 to 1791 — Моцарт </text:span><text:span text:style-name="T243">жил</text:span><text:span text:style-name="T231"> с 1756 по 1791 год. </text:span></text:p>
      <text:p text:style-name="P51"><text:span text:style-name="T245">Did</text:span><text:span text:style-name="T248"> you </text:span><text:span text:style-name="T245">go</text:span><text:span text:style-name="T248"> to Los Angeles last week? - Ты </text:span><text:span text:style-name="T245">ездил</text:span><text:span text:style-name="T248"> в Лос Анжелес на прошлой неделе?</text:span></text:p>
      <text:p text:style-name="P127"><text:span text:style-name="T198">I </text:span><text:span text:style-name="T182">didn`t go</text:span><text:span text:style-name="T198"> to Los Angeles — Я </text:span><text:span text:style-name="T182">не ездил</text:span><text:span text:style-name="T198"> в Лос Анжелес.</text:span></text:p>
      <text:p text:style-name="P172"/>
      <text:p text:style-name="P200"><text:span text:style-name="T238">М</text:span><text:span text:style-name="T232">аячки времени:</text:span></text:p>
      <text:list xml:id="list2968204630" text:style-name="L14">
        <text:list-item>
          <text:p text:style-name="P155">ago — <text:span text:style-name="T269">тому назад</text:span>;</text:p>
        </text:list-item>
        <text:list-item>
          <text:p text:style-name="P155">last — <text:span text:style-name="T269">прошлый</text:span>;</text:p>
        </text:list-item>
        <text:list-item>
          <text:p text:style-name="P175">yesterday — вчера;</text:p>
        </text:list-item>
      </text:list>
      <text:p text:style-name="P30"/>
      <text:p text:style-name="P30"><text:span text:style-name="T270">Past Simple часто путают с Present Perfect, потому что на русский они переводятся </text:span><text:span text:style-name="T271">почти</text:span><text:span text:style-name="T270"> одинаково. Главное отличие </text:span><text:span text:style-name="T268">здесь </text:span><text:span text:style-name="T270">в том, что Present Perfect всегда будет сообщать доп</text:span><text:span text:style-name="T271">олнительную</text:span><text:span text:style-name="T270"> информацию, указывающ</text:span><text:span text:style-name="T271">ую </text:span><text:span text:style-name="T270">на настоящее время.</text:span></text:p>
      <text:p text:style-name="P209"/>
      <text:p text:style-name="P105"><text:span text:style-name="T146">Если </text:span><text:span text:style-name="T145">мы знаем</text:span><text:span text:style-name="T146">, когда произошло событие, то Present Perfect использовать нельзя.</text:span></text:p>
      <text:p text:style-name="P173"/>
      <text:p text:style-name="P114"><text:span text:style-name="T55">Tom </text:span><text:span text:style-name="T46">has lost</text:span><text:span text:style-name="T55"> his key </text:span><text:span text:style-name="T46">last weak </text:span><text:span text:style-name="T53">(это неправильно)</text:span></text:p>
      <text:p text:style-name="P114"><text:span text:style-name="T46">Tom lost his key last weak </text:span><text:span text:style-name="T53">(правильно так)</text:span></text:p>
      <text:p text:style-name="P174"/>
      <text:p text:style-name="P106"><text:span text:style-name="T164">Если вопрос содержит слово </text:span><text:span text:style-name="T56">when</text:span><text:span text:style-name="T164">, то он автоматич. привязывает </text:span><text:span text:style-name="T165">предложение</text:span><text:span text:style-name="T164"> к моменту </text:span></text:p>
      <text:p text:style-name="P38"><text:span text:style-name="T196">в прошлом. </text:span><text:span text:style-name="T197">Поэтому Present Perfect в вопросах с </text:span><text:span text:style-name="T33">when</text:span><text:span text:style-name="T197"> не используется.</text:span></text:p>
      <text:p text:style-name="P280"><text:soft-page-break/>Past Continuous</text:p>
      <text:p text:style-name="P285"/>
      <text:p text:style-name="P124"><text:span text:style-name="T147">И</text:span><text:span text:style-name="T148">спользуется, чтобы сообщить о действии, которое происходило в </text:span><text:span text:style-name="T151">точный</text:span><text:span text:style-name="T148"> момент</text:span></text:p>
      <text:p text:style-name="P124"><text:span text:style-name="T148">прошлого, </text:span><text:span text:style-name="T149">и </text:span><text:span text:style-name="T148">не было закончено.</text:span></text:p>
      <text:p text:style-name="P286"/>
      <text:p text:style-name="P125"><text:span text:style-name="T149">В предложении не обязательно должен </text:span><text:span text:style-name="T151">указываться</text:span><text:span text:style-name="T149"> точный момент. Он может только подразумеваться и быть понятен по контексту (</text:span><text:span text:style-name="T151">по</text:span><text:span text:style-name="T149"> </text:span><text:span text:style-name="T150">ситуаци</text:span><text:span text:style-name="T151">и</text:span><text:span text:style-name="T149">).</text:span></text:p>
      <text:p text:style-name="P287"/>
      <text:p text:style-name="P119">Cхема такая же, как и в Present Continuous, только глагол <text:span text:style-name="T2">be</text:span> записывается в прошедшей форме (<text:span text:style-name="T2">was/were</text:span>):</text:p>
      <text:p text:style-name="P119"/>
      <text:p text:style-name="P65">Last Sunday at 5 I <text:span text:style-name="T179">was having</text:span> dinner with my friends — В прошлое воскресенье в 5 </text:p>
      <text:p text:style-name="P65">я <text:span text:style-name="T179">ужинал</text:span> со своими друзьями (привязка к точному моменту в прошлом).</text:p>
      <text:p text:style-name="P65"/>
      <text:p text:style-name="P126"><text:span text:style-name="T273">My parents </text:span><text:span text:style-name="T183">were watching</text:span><text:span text:style-name="T273"> TV when I came home yesterday — Мои родители </text:span><text:span text:style-name="T183">смотрели</text:span><text:span text:style-name="T273"> телевизор, когда я пришел вчера домой (незаконченное действие </text:span><text:span text:style-name="T274">в тот момент</text:span><text:span text:style-name="T273">).</text:span></text:p>
      <text:p text:style-name="P126"/>
      <text:p text:style-name="P129"><text:span text:style-name="T240">W</text:span><text:span text:style-name="T241">e weren`t reading — Мы не читали (именно тогда). </text:span></text:p>
      <text:p text:style-name="P277">Was I running? — Я бежал?</text:p>
      <text:p text:style-name="P281"/>
      <text:p text:style-name="P99">Future Simple</text:p>
      <text:p text:style-name="P99"/>
      <text:p text:style-name="P108"><text:span text:style-name="T277">Используется чтобы сообщить о будущих </text:span><text:span text:style-name="T282">действиях</text:span><text:span text:style-name="T277">. </text:span><text:span text:style-name="T215">Эта форма говорит о том, что человек сделает что-то в будущем, но решение он принял в момент речи.</text:span></text:p>
      <text:p text:style-name="Standard"/>
      <text:p text:style-name="P110">Состоит из вспомогательного глагола <text:span text:style-name="T2">will</text:span> и смыслового глагола в начальной форме.</text:p>
      <text:p text:style-name="P100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278">о</text:span> <text:span text:style-name="T2">won`t</text:span>.</text:p>
      <text:p text:style-name="P110"/>
      <text:p text:style-name="P96">We <text:span text:style-name="T179">will</text:span> proobably <text:span text:style-name="T179">meet</text:span> soon — Мы, возможно, скоро <text:span text:style-name="T179">встретимся</text:span>.</text:p>
      <text:p text:style-name="P96">I hope everything <text:span text:style-name="T179">will be</text:span> fine — Надеюсь, все <text:span text:style-name="T179">будет </text:span>хорошо.</text:p>
      <text:p text:style-name="P100"><text:span text:style-name="T61">Will</text:span><text:span text:style-name="T2"> you </text:span><text:span text:style-name="T61">be</text:span><text:span text:style-name="T2"> at home toworrow? No, I won`t — </text:span><text:span text:style-name="T13">Ты </text:span><text:span text:style-name="T62">будешь</text:span><text:span text:style-name="T13"> завтра дома? Нет</text:span><text:span text:style-name="T2">.</text:span></text:p>
      <text:p text:style-name="P97"/>
      <text:p text:style-name="P75"><text:span text:style-name="T216">В</text:span><text:span text:style-name="T217"> предложени</text:span><text:span text:style-name="T216">ях</text:span><text:span text:style-name="T217"> </text:span><text:span text:style-name="T216">будут </text:span><text:span text:style-name="T217">часто </text:span><text:span text:style-name="T216">попадаться слова</text:span><text:span text:style-name="T217">, </text:span><text:span text:style-name="T216">выражающие</text:span><text:span text:style-name="T217"> мнение: <text:s/></text:span></text:p>
      <text:p text:style-name="P75"><text:span text:style-name="T211">I think </text:span><text:span text:style-name="T212">(я думаю)</text:span><text:span text:style-name="T211">, I`m sure </text:span><text:span text:style-name="T212">(я уверен), I hope (я надеюсь), </text:span><text:span text:style-name="T211">probably (возможно).</text:span></text:p>
      <text:p text:style-name="P233"/>
      <text:p text:style-name="P76"><text:span text:style-name="T228">Оборот </text:span><text:span text:style-name="T209">be going to</text:span></text:p>
      <text:p text:style-name="P114"/>
      <text:p text:style-name="P77"><text:span text:style-name="T216">Также позволяет </text:span><text:span text:style-name="T221">сообщить</text:span><text:span text:style-name="T216"> о будущем. </text:span><text:span text:style-name="T221">Но п</text:span><text:span text:style-name="T218">одразумевает, что человек говорит не о спонтанном </text:span><text:span text:style-name="T221">решении</text:span><text:span text:style-name="T218">, </text:span><text:span text:style-name="T219">а о заранее </text:span><text:span text:style-name="T220">продуманных</text:span><text:span text:style-name="T219"> действиях. </text:span><text:span text:style-name="T221">Означает</text:span><text:span text:style-name="T218"> «собираюсь сделать».</text:span></text:p>
      <text:p text:style-name="P240"/>
      <text:p text:style-name="P95">I`m going to meet my friends tomorrow — Я собираюсь встретиться с друзьями завтра.</text:p>
      <text:p text:style-name="P115"><text:span text:style-name="T201">I`m going to go</text:span><text:span text:style-name="T230"> out after I finish my work — Я собираюсь погулять после, как закончу работу.</text:span></text:p>
      <text:p text:style-name="P234"/>
      <text:p text:style-name="P11"><text:span text:style-name="T229">Также его используют, когда очевидно, что вот-вот случится какое-то действие. В этом случае </text:span><text:span text:style-name="T210">be goin to </text:span><text:span text:style-name="T229">передает оттенок неизбежности происходящего и применяется по отношению </text:span></text:p>
      <text:p text:style-name="P101">к постороннему человеку или объетку.</text:p>
      <text:p text:style-name="P101"/>
      <text:p text:style-name="P98">Look! He`s going to fall — Смотри! Он сейчас упадет.</text:p>
      <text:p text:style-name="P234">The sky is dark. It`s going to rain — Небо темное. Сейчас пойдет дождь.</text:p>
      <text:p text:style-name="P234"/>
      <text:p text:style-name="P115"><text:span text:style-name="T222">В разговорной </text:span><text:span text:style-name="T226">стиле</text:span><text:span text:style-name="T225"> </text:span><text:span text:style-name="T227">этот </text:span><text:span text:style-name="T225">оборот </text:span><text:span text:style-name="T222">очень часто </text:span><text:span text:style-name="T226">записывается</text:span><text:span text:style-name="T222"> как </text:span><text:span text:style-name="T201">gonna</text:span><text:span text:style-name="T222"> </text:span><text:span text:style-name="T201">[гона].</text:span></text:p>
      <text:p text:style-name="P235"/>
      <text:p text:style-name="P121"><text:soft-page-break/><text:span text:style-name="T250">P</text:span><text:span text:style-name="T231">resent в значении будущего</text:span></text:p>
      <text:p text:style-name="P288"/>
      <text:p text:style-name="P120"><text:span text:style-name="T232">В английском языке о будущем можно говорить не только с помощью </text:span><text:span text:style-name="T242">формы </text:span><text:span text:style-name="T232">Future, </text:span></text:p>
      <text:p text:style-name="P120"><text:span text:style-name="T232">но и с помощью </text:span><text:span text:style-name="T242">формы </text:span><text:span text:style-name="T232">Present. </text:span></text:p>
      <text:p text:style-name="P90"/>
      <text:p text:style-name="P109"><text:span text:style-name="T223">Present Simple </text:span><text:span text:style-name="T224">часто </text:span><text:span text:style-name="T223">использ</text:span><text:span text:style-name="T224">уется</text:span><text:span text:style-name="T223">, когда речь идет о рассписании, которое не зависит </text:span></text:p>
      <text:p text:style-name="P10"><text:span text:style-name="T213">от говорящего. Present Continuous — </text:span><text:span text:style-name="T214">когда говорят о личных планах.</text:span></text:p>
      <text:p text:style-name="P90"/>
      <text:p text:style-name="P94">I am flying to London tomorrow — <text:span text:style-name="T276">Завтра я лечу в Лондон (личный план)</text:span></text:p>
      <text:p text:style-name="P236">My airplane flies at 6 o`clock tomorrow — Мой самолет летит завтра в 6 (рассписание)</text:p>
      <text:p text:style-name="P237"/>
      <text:p text:style-name="P241"/>
      <text:p text:style-name="P241">Модальные глаголы</text:p>
      <text:p text:style-name="P241"/>
      <text:p text:style-name="P245">Это особенные глаголы, которые одновременно используются и как смысловые, </text:p>
      <text:p text:style-name="P246"><text:span text:style-name="T283">и как вспомогательные, притендуя со вторыми на одну и ту же позицию в предложении </text:span></text:p>
      <text:p text:style-name="P246"><text:span text:style-name="T283">(в вопросах занимают место перед подлежащим, а в отрицаниях использ. с частицей </text:span><text:span text:style-name="T17">not</text:span><text:span text:style-name="T283">).</text:span></text:p>
      <text:p text:style-name="P246"/>
      <text:p text:style-name="P248">Основные модальные глаголы: will, <text:span text:style-name="T285">shall, </text:span>can, could, might, may, must, should, would.</text:p>
      <text:p text:style-name="P248"/>
      <text:p text:style-name="P254"><text:span text:style-name="T283">Модальные глаголы не меняют свою форму (не </text:span><text:span text:style-name="T290">имеют</text:span><text:span text:style-name="T283"> окончаний -s, -ed). В связи с </text:span><text:span text:style-name="T290">этим</text:span><text:span text:style-name="T283">, </text:span></text:p>
      <text:p text:style-name="P254"><text:span text:style-name="T283">они не могут </text:span><text:span text:style-name="T290">применяться</text:span><text:span text:style-name="T283"> во всех временах и поэтому, дополняют</text:span><text:span text:style-name="T290">ся</text:span><text:span text:style-name="T283"> модальны</text:span><text:span text:style-name="T290">ми</text:span><text:span text:style-name="T283"> конструкци</text:span><text:span text:style-name="T290">ями</text:span><text:span text:style-name="T283">: </text:span><text:span text:style-name="T18">be able to, have to </text:span><text:span text:style-name="T102">и</text:span><text:span text:style-name="T18"> used to</text:span><text:span text:style-name="T284">.</text:span></text:p>
      <text:p text:style-name="P246"/>
      <text:p text:style-name="P247">После модальных глаголов и конструкций почти всегда идет инфинитив без частицы to.</text:p>
      <text:p text:style-name="P245"/>
      <text:p text:style-name="P226">Глаголы <text:span text:style-name="T2">will</text:span> и <text:span text:style-name="T2">shall</text:span></text:p>
      <text:p text:style-name="P247"/>
      <text:p text:style-name="P247"><text:span text:style-name="T2">Will</text:span> иногда используется как модальный глагол. Ситуации с <text:span text:style-name="T2">will</text:span> переводятся будущим, </text:p>
      <text:p text:style-name="P247">а с <text:span text:style-name="T2">won`t</text:span> — настоящим. <text:span text:style-name="T2">Won`t</text:span> означает «отказывается».</text:p>
      <text:p text:style-name="P247"/>
      <text:p text:style-name="P137">What`s wrong? My Car won`t start — Что случилось? Моя машина не заводится.</text:p>
      <text:p text:style-name="P138">(не смотря на мои ожидание, действие не происходит).</text:p>
      <text:p text:style-name="P138"/>
      <text:p text:style-name="P249"><text:span text:style-name="T19">S</text:span><text:span text:style-name="T18">hall</text:span><text:span text:style-name="T102"> не используется в современном английском. Он </text:span><text:span text:style-name="T104">встречается</text:span><text:span text:style-name="T102"> в вопросах вместо </text:span><text:span text:style-name="T18">will, </text:span><text:span text:style-name="T103">когда нужно получить одобрение от собеседника (только когда подлежащее </text:span><text:span text:style-name="T19">I</text:span><text:span text:style-name="T103"> или </text:span><text:span text:style-name="T19">we</text:span><text:span text:style-name="T103">).</text:span></text:p>
      <text:p text:style-name="P189"/>
      <text:p text:style-name="P138">Shall I close the door? - Я закрою дверь? (вы не против, если я закрою дверь?)</text:p>
      <text:p text:style-name="P137"/>
      <text:p text:style-name="P212">Глаголы <text:span text:style-name="T2">can</text:span> и <text:span text:style-name="T2">could</text:span></text:p>
      <text:p text:style-name="P137"/>
      <text:p text:style-name="P191"><text:span text:style-name="T2">Can</text:span> переводится как «могу», «умею». <text:s/>С частицей <text:span text:style-name="T2">not</text:span> он пишется либо слитно, </text:p>
      <text:p text:style-name="P191">либо сокращенно (<text:span text:style-name="T2">cannot <text:s/></text:span>или<text:span text:style-name="T2"> can`t</text:span>).</text:p>
      <text:p text:style-name="P190"/>
      <text:p text:style-name="P139">He can understand my English — Он может понимать мой английский.</text:p>
      <text:p text:style-name="P139">You can`t smoke here — Ты не можешь сдесь курить.</text:p>
      <text:p text:style-name="P139">Can I help you? - Я могу вам помочь?</text:p>
      <text:p text:style-name="P137"/>
      <text:p text:style-name="P246"><text:span text:style-name="T2">Could</text:span> [куд] переводится как «мог» и является прошедшей формой от <text:span text:style-name="T2">can</text:span><text:span text:style-name="T19">.</text:span></text:p>
      <text:p text:style-name="P249"><text:span text:style-name="T103">Он часто применяется в качестве официальной формы обращения.</text:span></text:p>
      <text:p text:style-name="P190"/>
      <text:p text:style-name="P139">I could read at the age of 4 — Я мог читать в 4 года.</text:p>
      <text:p text:style-name="P190"><text:soft-page-break/><text:span text:style-name="T179">Глаголы </text:span><text:span text:style-name="T61">might</text:span><text:span text:style-name="T179"> и </text:span><text:span text:style-name="T61">may</text:span></text:p>
      <text:p text:style-name="P190"/>
      <text:p text:style-name="P250"><text:span text:style-name="T19">Might</text:span><text:span text:style-name="T103"> [майт] переводится как «может </text:span><text:span text:style-name="T105">ли</text:span><text:span text:style-name="T103">», «мог бы», </text:span><text:span text:style-name="T105">или</text:span><text:span text:style-name="T103"> «должно быть»</text:span><text:span text:style-name="T105">, </text:span><text:span text:style-name="T103">«наверное». </text:span></text:p>
      <text:p text:style-name="P250"><text:span text:style-name="T105">Он указывает на вероятность того, что что-то произойдет сейчас или в будущем. </text:span></text:p>
      <text:p text:style-name="P250"><text:span text:style-name="T103">Отрицание </text:span><text:span text:style-name="T19">might not</text:span><text:span text:style-name="T103"> сокращается до </text:span><text:span text:style-name="T19">mightn`t</text:span><text:span text:style-name="T103"> [майтэнт].</text:span></text:p>
      <text:p text:style-name="P250"/>
      <text:p text:style-name="P140">Might Tom call in the evening? - <text:span text:style-name="T286">Может ли </text:span>Том позвонить вечером?</text:p>
      <text:p text:style-name="P246"><text:span text:style-name="T2">Look at the sky. It might rain — Посмотри на небо. </text:span><text:span text:style-name="T21">Наверное</text:span><text:span text:style-name="T2"> пойдет дождь.</text:span></text:p>
      <text:p text:style-name="P140"/>
      <text:p text:style-name="P246"><text:span text:style-name="T20">M</text:span><text:span text:style-name="T2">ay</text:span><text:span text:style-name="T92"> в современном английском используется редко. Но его часто применяют, когда нужно предложить помощь незнакомому человеку. Он переводится как «име</text:span><text:span text:style-name="T105">ю</text:span><text:span text:style-name="T92"> возможность».</text:span></text:p>
      <text:p text:style-name="P246"><text:span text:style-name="T92"/></text:p>
      <text:p text:style-name="P140">May I help you, sir? — <text:span text:style-name="T286">И</text:span>мею ли я возможность вам помочь?</text:p>
      <text:p text:style-name="P246"><text:span text:style-name="T92"/></text:p>
      <text:p text:style-name="P213">Глагол <text:span text:style-name="T2">must</text:span></text:p>
      <text:p text:style-name="P246"><text:span text:style-name="T92"/></text:p>
      <text:p text:style-name="P252"><text:span text:style-name="T92">Переводится как «должен», «обязан» или «должно быть», «наверное». </text:span></text:p>
      <text:p text:style-name="P252"><text:span text:style-name="T106">Он указывает на обязанност</text:span><text:span text:style-name="T108">ь</text:span><text:span text:style-name="T106">, долг, приказ.</text:span></text:p>
      <text:p text:style-name="P246"><text:span text:style-name="T92"/></text:p>
      <text:p text:style-name="P140">I must go — Я должен идти.</text:p>
      <text:p text:style-name="P140">Must we hurry? — Нам нужно торопиться?</text:p>
      <text:p text:style-name="P246"><text:span text:style-name="T92"/></text:p>
      <text:p text:style-name="P246"><text:span text:style-name="T92">Отрицание </text:span><text:span text:style-name="T2">must not</text:span><text:span text:style-name="T92"> означает «нельзя», «запрещено». Сокращается до </text:span><text:span text:style-name="T2">musn`t</text:span><text:span text:style-name="T92"> [мазнт].</text:span></text:p>
      <text:p text:style-name="P246"><text:span text:style-name="T92"/></text:p>
      <text:p text:style-name="P141">You musn`t park here — Здесь нельзя парковаться. </text:p>
      <text:p text:style-name="P141">(здесь «you» это формальное подлежащее)</text:p>
      <text:p text:style-name="P246"><text:span text:style-name="T92"/></text:p>
      <text:p text:style-name="P251"><text:span text:style-name="T92">В отличие от </text:span><text:span text:style-name="T2">might</text:span><text:span text:style-name="T92">, в значениях «должно быть», «наверное», он передает не вероятность, </text:span></text:p>
      <text:p text:style-name="P251"><text:span text:style-name="T92">а неуверенное предположение.</text:span></text:p>
      <text:p text:style-name="P251"><text:span text:style-name="T92"/></text:p>
      <text:p text:style-name="P142">She must be very tired — Она, наверное, очень уставшая.</text:p>
      <text:p text:style-name="P142"/>
      <text:p text:style-name="P214">Глагол should</text:p>
      <text:p text:style-name="P192"/>
      <text:p text:style-name="P192"><text:span text:style-name="T2">Should</text:span> [шуд] <text:span text:style-name="T288">переводится как «нужно», «следует сделать». Подходит чтобы дать совет.</text:span></text:p>
      <text:p text:style-name="P253"><text:span text:style-name="T106">Для совета, </text:span><text:span text:style-name="T107">к</text:span><text:span text:style-name="T106"> </text:span><text:span text:style-name="T22">should</text:span><text:span text:style-name="T106"> можно также </text:span><text:span text:style-name="T107">добавить</text:span><text:span text:style-name="T106"> обороты, </text:span><text:span text:style-name="T107">в</text:span><text:span text:style-name="T106">ыра</text:span><text:span text:style-name="T107">жающие</text:span><text:span text:style-name="T106"> мне</text:span><text:span text:style-name="T107">н</text:span><text:span text:style-name="T106">ие, </text:span></text:p>
      <text:p text:style-name="P253"><text:span text:style-name="T106">например: </text:span><text:span text:style-name="T22">I think, I don`t think</text:span><text:span text:style-name="T106">.</text:span></text:p>
      <text:p text:style-name="P253"><text:span text:style-name="T106"/></text:p>
      <text:p text:style-name="P144"><text:span text:style-name="T287">You should be more attentive — Вам следует быть более внимательным.</text:span></text:p>
      <text:p text:style-name="P142">I think you should leave — Думаю, вам пора уйти.</text:p>
      <text:p text:style-name="P142"/>
      <text:p text:style-name="P192"><text:span text:style-name="T2">Should</text:span> также выражает: недоумение, удивление, возмущение. В этом случае он передает</text:p>
      <text:p text:style-name="P192">эмоциональную окраску высказыванию. Отрицательная форма говорит о плохой затее.</text:p>
      <text:p text:style-name="P192"/>
      <text:p text:style-name="P143">Why should I go there? — Скакой стати мне туда идти?</text:p>
      <text:p text:style-name="P142"/>
      <text:p text:style-name="P214">Глагол would</text:p>
      <text:p text:style-name="P192"/>
      <text:p text:style-name="P193"><text:span text:style-name="T2">Would</text:span> <text:span text:style-name="T289">[вуд] соответствует частице «бы» </text:span><text:span text:style-name="T291">(</text:span><text:span text:style-name="T289">когда люди представляют ситуацию</text:span><text:span text:style-name="T291">)</text:span><text:span text:style-name="T289"> или </text:span></text:p>
      <text:p text:style-name="P195"><text:span text:style-name="T289">сообщает о привычках прошлого. </text:span><text:span text:style-name="T291">Он ч</text:span><text:span text:style-name="T289">асто сокращается до `d. </text:span></text:p>
      <text:p text:style-name="P195"><text:span text:style-name="T289">По сути</text:span><text:span text:style-name="T291"> </text:span><text:span text:style-name="T289">является прошедшей формой от </text:span><text:span text:style-name="T23">will</text:span><text:span text:style-name="T289">.</text:span></text:p>
      <text:p text:style-name="P193"/>
      <text:p text:style-name="P143"><text:soft-page-break/>I would like to live in New Your — Я бы хотел жить в Нью Йорке (представил).</text:p>
      <text:p text:style-name="P143">I wouldn`t watch this film with my child — Я бы не смотрела этот фильм с моим ребенком.</text:p>
      <text:p text:style-name="P193"/>
      <text:p text:style-name="P193">Фраза <text:span text:style-name="T2">would you like</text:span> часто используется, когда человеку хотят <text:span text:style-name="T289">что-то </text:span>предложить.</text:p>
      <text:p text:style-name="P193">Если человек согласен, то он отвечает <text:span text:style-name="T2">I`d like</text:span> (я бы хотел) или <text:span text:style-name="T2">I`d love </text:span>(с удовольствием).</text:p>
      <text:p text:style-name="P194"/>
      <text:p text:style-name="P143">Would you like a cup of tea? Yes, I would — Вы бы хотили чашечку чая? Да, хотел бы.</text:p>
      <text:p text:style-name="P143">What would you like? I`d like some cofee — Чтобы вы хотели? Я бы хотел кофе.</text:p>
      <text:p text:style-name="P197"/>
      <text:p text:style-name="P215">Конструкция <text:span text:style-name="T2">be able to</text:span></text:p>
      <text:p text:style-name="P193"/>
      <text:p text:style-name="P195">Дублирует по значению модальные глаголы <text:span text:style-name="T2">can/could</text:span>. <text:span text:style-name="T291">В основном используется в будущем, </text:span></text:p>
      <text:p text:style-name="P195"><text:span text:style-name="T291">в значении «смогу»; или в прошлом, в значении «смог», а не «мог».</text:span></text:p>
      <text:p text:style-name="P195"/>
      <text:p text:style-name="P145"><text:span text:style-name="T287">If I learn </text:span><text:span text:style-name="T291">Eng</text:span><text:span text:style-name="T287">, I will be able to understand it — Если я буду учить </text:span><text:span text:style-name="T291">англ</text:span><text:span text:style-name="T287">, я смогу понимать его.</text:span></text:p>
      <text:p text:style-name="P145"><text:span text:style-name="T291">He</text:span><text:span text:style-name="T287"> talked quickly, but I was able to understand h</text:span><text:span text:style-name="T291">im </text:span><text:span text:style-name="T287">— <text:s/></text:span><text:span text:style-name="T291">Он</text:span><text:span text:style-name="T287"> говорил быстр</text:span><text:span text:style-name="T291">о</text:span><text:span text:style-name="T287">, но я смог </text:span><text:span text:style-name="T291">его </text:span><text:span text:style-name="T287">понять</text:span></text:p>
      <text:p text:style-name="P193"/>
      <text:p text:style-name="P215">Конструкция <text:span text:style-name="T2">have to</text:span></text:p>
      <text:p text:style-name="P193"/>
      <text:p text:style-name="P255"><text:span text:style-name="T106">Дублирует по значению модальный глагол </text:span><text:span text:style-name="T22">must</text:span><text:span text:style-name="T106">. </text:span><text:span text:style-name="T108">Указывает</text:span><text:span text:style-name="T106"> </text:span><text:span text:style-name="T108">на </text:span><text:span text:style-name="T106">обязанност</text:span><text:span text:style-name="T108">ь</text:span><text:span text:style-name="T106">, котор</text:span><text:span text:style-name="T108">ую</text:span><text:span text:style-name="T106"> человек вынежден выполнять не по свое воле.</text:span></text:p>
      <text:p text:style-name="P193"/>
      <text:p text:style-name="P143">I must do it — Я должен это сделать (это мой долг).</text:p>
      <text:p text:style-name="P143">I have to do it — Я должен это сделать (того требуют обстоятельства).</text:p>
      <text:p text:style-name="P193"/>
      <text:p text:style-name="P196">В отрицательных предложениях <text:span text:style-name="T2">must</text:span> <text:span text:style-name="T292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193"/>
      <text:p text:style-name="P143">You mustn`t tell anyone — Ты не должен рассказывать никому.</text:p>
      <text:p text:style-name="P143">You don`t have to tell me everything — Можешь не рассказывать мне всего.</text:p>
      <text:p text:style-name="P143"/>
      <text:p text:style-name="P216">Конструкция <text:span text:style-name="T2">used to</text:span></text:p>
      <text:p text:style-name="P146"/>
      <text:p text:style-name="P256"><text:span text:style-name="T109">Дублирует по значению глагол </text:span><text:span text:style-name="T24">would</text:span><text:span text:style-name="T109">, когда говорят о привычках прошлого. </text:span><text:span text:style-name="T110">В основном используется б</text:span><text:span text:style-name="T111">ританц</text:span><text:span text:style-name="T110">ами. </text:span><text:span text:style-name="T109">Переводится как «раньше» </text:span><text:span text:style-name="T110">либо</text:span><text:span text:style-name="T109"> </text:span><text:span text:style-name="T110">вообще </text:span><text:span text:style-name="T109">выпадает при переводе.</text:span></text:p>
      <text:p text:style-name="P256"><text:span text:style-name="T109"/></text:p>
      <text:p text:style-name="P147"><text:span text:style-name="T293">I used to live in Bristol — Раньше я жил в Бристоле (а сейчас нет).</text:span></text:p>
      <text:p text:style-name="P147"><text:span text:style-name="T293">I didn`t use to drink tea — Раньше я не пил чай (а теперь пью).</text:span></text:p>
      <text:p text:style-name="P147"><text:span text:style-name="T293">Did you use to play tennis? — Ты раньше играл в теннис?</text:span></text:p>
      <text:p text:style-name="P256"><text:span text:style-name="T109"/></text:p>
      <text:p text:style-name="P256"><text:span text:style-name="T109"/></text:p>
      <text:p text:style-name="P258"><text:span text:style-name="T109">П</text:span><text:span text:style-name="T92">овелительное наклонение (Imperative)</text:span></text:p>
      <text:p text:style-name="P257"><text:span text:style-name="T92"/></text:p>
      <text:p text:style-name="P264"><text:span text:style-name="T113">Это способ озвучить просьбу, приказ, призыв к действию </text:span><text:span text:style-name="T114">или </text:span><text:span text:style-name="T112">пожелание</text:span><text:span text:style-name="T113">. </text:span><text:span text:style-name="T112">Предложение </text:span></text:p>
      <text:p text:style-name="P263"><text:span text:style-name="T112">в повелительном наклонении не имеет подлежащего и начинается с инфинитива.</text:span></text:p>
      <text:p text:style-name="P148"/>
      <text:p text:style-name="P149">Don`t come here — Не подходи сюда <text:span text:style-name="T295">(просьба).</text:span></text:p>
      <text:p text:style-name="P148"><text:span text:style-name="T294">Put your gun down! — Опусти оружие! (приказ).</text:span></text:p>
      <text:p text:style-name="P149"><text:span text:style-name="T294">Come here — Подойдите сюда (призыв к действию).</text:span></text:p>
      <text:p text:style-name="P263"><text:span text:style-name="T112"/></text:p>
      <text:p text:style-name="P262"><text:span text:style-name="T112">Ч</text:span><text:span text:style-name="T92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63"><text:soft-page-break/><text:span text:style-name="T25">Have a cake, please — Угощайтесь тортом, пожалуйста.</text:span></text:p>
      <text:p text:style-name="P148"><text:span text:style-name="T294">Have a nice time — Приятно провести время.</text:span></text:p>
      <text:p text:style-name="P148"><text:span text:style-name="T294">Have fun — Повеселитесь.</text:span></text:p>
      <text:p text:style-name="P263"><text:span text:style-name="T112"/></text:p>
      <text:p text:style-name="P263"><text:span text:style-name="T112">Если нужно призвать человека или группу людей совершить что-то вместе, то перед глаголом нужно добавить фразу </text:span><text:span text:style-name="T25">let`s</text:span><text:span text:style-name="T112"> (</text:span><text:span text:style-name="T25">let us — давай</text:span><text:span text:style-name="T112">). Это один из способом быть вежливее.</text:span></text:p>
      <text:p text:style-name="P263"><text:span text:style-name="T112"/></text:p>
      <text:p text:style-name="P148"><text:span text:style-name="T294">Let`s not watch this movie — Давай не будем смотреть этот фильм.</text:span></text:p>
      <text:p text:style-name="P148"><text:span text:style-name="T294">Let`s do it — Давай сделаем это.</text:span></text:p>
      <text:p text:style-name="P263"><text:span text:style-name="T112"/></text:p>
      <text:p text:style-name="P263"><text:span text:style-name="T112"/></text:p>
      <text:p text:style-name="P259"><text:span text:style-name="T112">П</text:span><text:span text:style-name="T92">ассивный залог (Passive Voice)</text:span></text:p>
      <text:p text:style-name="P265"><text:span text:style-name="T92"/></text:p>
      <text:p text:style-name="P268"><text:span text:style-name="T118">В английском языке, как и в русском, есть </text:span><text:span text:style-name="T117">2</text:span><text:span text:style-name="T118"> вида залога: активный и пассивный.</text:span></text:p>
      <text:p text:style-name="P265"><text:span text:style-name="T92">Активный залог по другому называется действительным (я сам совершаю действие),</text:span></text:p>
      <text:p text:style-name="P265"><text:span text:style-name="T92">а пассивный — страдательным (надо мной совершают действие.)</text:span></text:p>
      <text:p text:style-name="P265"><text:span text:style-name="T92"/></text:p>
      <text:p text:style-name="P266"><text:span text:style-name="T92">Сказуемое в пассивном залоге состоит из </text:span><text:span text:style-name="T115">вспомогательного глагола </text:span><text:span text:style-name="T27">be</text:span><text:span text:style-name="T115"> и смыслового глагола в 3й форме (для группы Simple).</text:span></text:p>
      <text:p text:style-name="P266"><text:span text:style-name="T115"/></text:p>
      <text:p text:style-name="P266"><text:span text:style-name="T115">The work </text:span><text:span text:style-name="T167">was finished</text:span><text:span text:style-name="T115"> yesterday — Работа </text:span><text:span text:style-name="T167">закончена</text:span><text:span text:style-name="T115"> вчера (пассивный залог).</text:span></text:p>
      <text:p text:style-name="P266"><text:span text:style-name="T115">I </text:span><text:span text:style-name="T167">finished</text:span><text:span text:style-name="T115"> my work yesterday — Я </text:span><text:span text:style-name="T167">закончил</text:span><text:span text:style-name="T115"> работу вчера (активный залог).</text:span></text:p>
      <text:p text:style-name="P266"><text:span text:style-name="T115"/></text:p>
      <text:p text:style-name="P267"><text:span text:style-name="T115">Если нужно указать автора действия, то это можно сделать с помощью предлога </text:span><text:span text:style-name="T27">by</text:span><text:span text:style-name="T115">:</text:span></text:p>
      <text:p text:style-name="P266"><text:span text:style-name="T27">Ann Karenina was written </text:span><text:span text:style-name="T34">by Leo Tolstoy</text:span><text:span text:style-name="T27"> — Анна Каренина была написана Львом Толстым.</text:span></text:p>
      <text:p text:style-name="P150"/>
      <text:p text:style-name="P198"><text:span text:style-name="T296">Подлежащие </text:span><text:span text:style-name="T26">I</text:span><text:span text:style-name="T296">, в пассивн</text:span><text:span text:style-name="T297">ом</text:span><text:span text:style-name="T296"> залог</text:span><text:span text:style-name="T297">е</text:span><text:span text:style-name="T296"> </text:span><text:span text:style-name="T297">часто </text:span><text:span text:style-name="T296">переводится не как «я», а как «мне/мной/меня».</text:span></text:p>
      <text:p text:style-name="P198"/>
      <text:p text:style-name="P151">I am ignored all the time — Меня игнорируют все время.</text:p>
      <text:p text:style-name="P151">I was born in 1990 — Я родился в 1990 году (Меня родили в 1990 году).</text:p>
      <text:p text:style-name="P263"><text:span text:style-name="T112"/></text:p>
      <text:p text:style-name="P267"><text:span text:style-name="T115">Present Perfect Passive требует дополнительного слова been, после have. Если его не указать,</text:span></text:p>
      <text:p text:style-name="P267"><text:span text:style-name="T115">то предложение получится в форме активного залога Present Perfect.</text:span></text:p>
      <text:p text:style-name="P267"><text:span text:style-name="T115"/></text:p>
      <text:p text:style-name="P152">I have been taught an important lesson — Мне преподали важный урок.</text:p>
      <text:p text:style-name="P152">I have taught an important lesson — Я преподал важный урок.</text:p>
      <text:p text:style-name="P263"><text:span text:style-name="T112"/></text:p>
      <text:p text:style-name="P263"><text:span text:style-name="T112">Предложение в Present Perfect Passive можно перепутать с Present Perfect Continuous.</text:span></text:p>
      <text:p text:style-name="P263"><text:span text:style-name="T112">Здесь главное </text:span><text:span text:style-name="T116">отличие</text:span><text:span text:style-name="T112"> в том, что в Passive смысловой глагол стоит в 3й форме,</text:span></text:p>
      <text:p text:style-name="P263"><text:span text:style-name="T112">а в Continuous — с окончанием ing.</text:span></text:p>
      <text:p text:style-name="P263"><text:span text:style-name="T112"/></text:p>
      <text:p text:style-name="P153"><text:span text:style-name="T294">I have been spoken English — Со мной говорили по английски.</text:span></text:p>
      <text:p text:style-name="P148"><text:span text:style-name="T294">I have been speaking English for 2 years. — Я говорю по английски уже 2 года.</text:span></text:p>
      <text:p text:style-name="P148"/>
      <text:p text:style-name="P199">Также можно легко перепутать ситуации, когда be используется с прилагательным и когда</text:p>
      <text:p text:style-name="P263"><text:span text:style-name="T116">в </text:span><text:span text:style-name="T92">пассивн</text:span><text:span text:style-name="T116">о</text:span><text:span text:style-name="T92">м залог</text:span><text:span text:style-name="T116">е</text:span><text:span text:style-name="T92">. Здесь важно отличать прилагательное от глагола.</text:span></text:p>
      <text:p text:style-name="P148"/>
      <text:p text:style-name="P148">I am ignored all the time — Меня игнорируют все время (ignored — глагол в 3й форме).</text:p>
      <text:p text:style-name="P153">I am interested in art — Я интересуюсь искусством (interested — прилагательное).</text:p>
      <text:p text:style-name="P289">Вопросительные предложения</text:p>
      <text:p text:style-name="P261"/>
      <text:p text:style-name="Standard">В английском <text:span text:style-name="T298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302">Помимо этого особым образом формируются вопросы с предлогами.</text:span></text:p>
      <text:p text:style-name="Standard"/>
      <text:p text:style-name="P224">Общий вопрос</text:p>
      <text:p text:style-name="Standard"/>
      <text:p text:style-name="Standard"><text:span text:style-name="T298">В</text:span>опрос, предполага<text:span text:style-name="T301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133">Do you play the piano? — Yes, I do.</text:p>
      <text:p text:style-name="P133">Does Rita play football? — No, she doesn`t.</text:p>
      <text:p text:style-name="P133"/>
      <text:p text:style-name="P211">Разделительный вопрос</text:p>
      <text:p text:style-name="P211"/>
      <text:p text:style-name="P271"><text:span text:style-name="T124">З</text:span><text:span text:style-name="T125">адается</text:span><text:span text:style-name="T121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220"/>
      <text:p text:style-name="P220">Состоит из 2х частей, разделенных запятой: утверждения и противоположного корешка.</text:p>
      <text:p text:style-name="P220">Корешок можно переводить словами: «правда?» «да?», «не так ли?», «верно?»</text:p>
      <text:p text:style-name="P220"/>
      <text:p text:style-name="P220">В корешке, <text:span text:style-name="T299">п</text:span>осле <text:span text:style-name="T299">вспомогательного </text:span>глагола, стоит местоимение, заменяющее подлежащее:</text:p>
      <text:p text:style-name="P182">You play tennis every day, don`t you? — Ты играешь в теннис, да?</text:p>
      <text:p text:style-name="P220"/>
      <text:p text:style-name="P220">Если в главной части отрицание, то в корешке должно быть утверждение (и наоборот).</text:p>
      <text:p text:style-name="P181">You don`t like tomato juice, do you? — Ты не любишь томатный сок, да?</text:p>
      <text:p text:style-name="P220"/>
      <text:p text:style-name="P220">Если в главной части используется <text:span text:style-name="T2">I am</text:span>, то в корешке нужно говорить <text:span text:style-name="T2">aren`t I:</text:span></text:p>
      <text:p text:style-name="P181">I am a famous artist, aren`t I? — Я знаменитая художница, да?</text:p>
      <text:p text:style-name="Standard"/>
      <text:p text:style-name="P224">Специальный вопрос</text:p>
      <text:p text:style-name="Standard"/>
      <text:p text:style-name="P272"><text:span text:style-name="T301">З</text:span><text:span text:style-name="T300">адается для получения дополнительной информации и поэтому всегда начинается </text:span></text:p>
      <text:p text:style-name="P272"><text:span text:style-name="T300">с вопросительного слова или вопросительной связки.</text:span></text:p>
      <text:p text:style-name="P269"/>
      <text:p text:style-name="P270">Вопросительные слова:</text:p>
      <text:list xml:id="list2074639247" text:style-name="L15">
        <text:list-item>
          <text:p text:style-name="P156">who [ху] — кто;</text:p>
        </text:list-item>
        <text:list-item>
          <text:p text:style-name="P156">whom [хум] — кого;</text:p>
        </text:list-item>
        <text:list-item>
          <text:p text:style-name="P156">whose [хуз] — чей;</text:p>
        </text:list-item>
        <text:list-item>
          <text:p text:style-name="P156">what — что, какой;</text:p>
        </text:list-item>
        <text:list-item>
          <text:p text:style-name="P156">which — который;</text:p>
        </text:list-item>
        <text:list-item>
          <text:p text:style-name="P156">where [вэа] — где, куда;</text:p>
        </text:list-item>
        <text:list-item>
          <text:p text:style-name="P156">when — когда;</text:p>
        </text:list-item>
        <text:list-item>
          <text:p text:style-name="P156">why [вай] — зачем, почему;</text:p>
        </text:list-item>
        <text:list-item>
          <text:p text:style-name="P156">how [хау] — как;</text:p>
        </text:list-item>
        <text:list-item>
          <text:p text:style-name="P156">how often [хау офэн] — как часто;</text:p>
        </text:list-item>
        <text:list-item>
          <text:p text:style-name="P156">how many — сколько (исчисляемые существительные);</text:p>
        </text:list-item>
        <text:list-item>
          <text:p text:style-name="P156"><text:soft-page-break/>how much — сколько (неисчесляемые существительные);</text:p>
        </text:list-item>
        <text:list-item>
          <text:p text:style-name="P156">how long [хау лон] — как долго;</text:p>
        </text:list-item>
        <text:list-item>
          <text:p text:style-name="P156">how long ago — как давно;</text:p>
        </text:list-item>
        <text:list-item>
          <text:p text:style-name="P156">how old — сколько лет.</text:p>
        </text:list-item>
      </text:list>
      <text:p text:style-name="Standard"/>
      <text:p text:style-name="P271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300">соотв</text:span>. <text:span text:style-name="T2">Which</text:span> подразумевает выбор из нескольких вариантов.</text:p>
      <text:p text:style-name="Standard"/>
      <text:p text:style-name="P133">What do you like? — Что ты любишь?</text:p>
      <text:p text:style-name="P133">What car have you got? — Какая у тебя машина?</text:p>
      <text:p text:style-name="P133">Which car is yours? — Какая из машин твоя?</text:p>
      <text:p text:style-name="P133"/>
      <text:p text:style-name="P201"><text:span text:style-name="T28">H</text:span><text:span text:style-name="T2">ow</text:span> чаще присутствует в связке с прилагательным или наречием, но может употребляться </text:p>
      <text:p text:style-name="P201">и самостоятельно.</text:p>
      <text:p text:style-name="P201"/>
      <text:p text:style-name="P157">How old are you? — Сколько тебе лет?</text:p>
      <text:p text:style-name="P157">How are you? — Как ты?</text:p>
      <text:p text:style-name="P157"/>
      <text:p text:style-name="P217">Вопрос к подлежащему</text:p>
      <text:p text:style-name="P201"/>
      <text:p text:style-name="P201">Задается, когда хотят узнать кто или что совершает действие. Начинается со слова <text:span text:style-name="T2">who</text:span></text:p>
      <text:p text:style-name="P201">или <text:span text:style-name="T2">what</text:span>, которое заменяют собой подлежащее. При этом порядок слов остается таким же,</text:p>
      <text:p text:style-name="P271"><text:span text:style-name="T119">как</text:span><text:span text:style-name="T92"> и в утверждении. Вспомогательный глагол часто отсутсвует в таком вопросе.</text:span></text:p>
      <text:p text:style-name="P201"/>
      <text:p text:style-name="P157">Who is in the Room? — Кто в комнате?</text:p>
      <text:p text:style-name="P157">What was that? — Что это было?</text:p>
      <text:p text:style-name="P201"/>
      <text:p text:style-name="P272"><text:span text:style-name="T119">(здесь </text:span><text:span text:style-name="T29">who</text:span><text:span text:style-name="T119">, </text:span><text:span text:style-name="T29">what</text:span><text:span text:style-name="T119"> условно являются 3м лицом единственного числа)</text:span></text:p>
      <text:p text:style-name="P272"><text:span text:style-name="T119"/></text:p>
      <text:p text:style-name="P272"><text:span text:style-name="T119">Если подлежащее предполагается во множественном числе, то в форму множественного</text:span></text:p>
      <text:p text:style-name="P272"><text:span text:style-name="T119">числа нужно поставить и глагол.</text:span></text:p>
      <text:p text:style-name="P272"><text:span text:style-name="T119"/></text:p>
      <text:p text:style-name="P158"><text:span text:style-name="T301">Who are my best friends? → Mike and Paul are my best friends.</text:span></text:p>
      <text:p text:style-name="P158"/>
      <text:p text:style-name="P218">Вопрос с альтернативой</text:p>
      <text:p text:style-name="P218"/>
      <text:p text:style-name="P221"><text:span text:style-name="T301">В</text:span>опрос, <text:span text:style-name="T301">предполагающий </text:span>выбор между двумя альтернативами. Вопросительное слово не</text:p>
      <text:p text:style-name="P221">используется. Порядок слов такой же, как в общем вопросе, но в какой-то части вопроса</text:p>
      <text:p text:style-name="P221">обязательно нужно преложить альтернативу с помощью союза or.</text:p>
      <text:p text:style-name="P221"/>
      <text:p text:style-name="P183">Does <text:span text:style-name="T179">your mother </text:span>or<text:span text:style-name="T179"> your father</text:span> help you? (<text:span text:style-name="T301">альтернатива в </text:span>подлежаще<text:span text:style-name="T301">м</text:span>)</text:p>
      <text:p text:style-name="P183">Has he just <text:span text:style-name="T179">arrived </text:span>or<text:span text:style-name="T179"> left</text:span>? (в смыслово<text:span text:style-name="T301">м</text:span> глагол<text:span text:style-name="T301">е</text:span>)</text:p>
      <text:p text:style-name="P272"><text:span text:style-name="T31">Will you go to Kiev </text:span><text:span text:style-name="T61">by train </text:span><text:span text:style-name="T31">or</text:span><text:span text:style-name="T61"> by plane</text:span><text:span text:style-name="T31">? (</text:span><text:span text:style-name="T35">в </text:span><text:span text:style-name="T31">дополнени</text:span><text:span text:style-name="T35">и</text:span><text:span text:style-name="T31">)</text:span></text:p>
      <text:p text:style-name="P272"><text:span text:style-name="T31">Do you like </text:span><text:span text:style-name="T61">sushi </text:span><text:span text:style-name="T31">or</text:span><text:span text:style-name="T61"> not</text:span><text:span text:style-name="T31">? (</text:span><text:span text:style-name="T35">в </text:span><text:span text:style-name="T31">слов</text:span><text:span text:style-name="T35">е</text:span><text:span text:style-name="T31"> not)</text:span></text:p>
      <text:p text:style-name="P272"><text:span text:style-name="T31"/></text:p>
      <text:p text:style-name="P219">Вопросы с предлогами</text:p>
      <text:p text:style-name="P219"/>
      <text:p text:style-name="P222">В английском вопросе предлог всегда стоит в самом конце, а в русском — рядом с вопросительным словом.</text:p>
      <text:p text:style-name="P222"/>
      <text:p text:style-name="P184"><text:span text:style-name="T172">Who</text:span> do you meet <text:span text:style-name="T179">with</text:span>? — <text:span text:style-name="T179">С</text:span> <text:span text:style-name="T172">кем</text:span> ты встречаешься?</text:p>
      <text:p text:style-name="P184"><text:span text:style-name="T172">What</text:span> are you looking <text:span text:style-name="T179">at</text:span>? — <text:span text:style-name="T179">На</text:span> <text:span text:style-name="T172">что</text:span> ты смотришь?</text:p>
      <text:p text:style-name="P202"><text:soft-page-break/><text:span text:style-name="T200">Устойчивые словосочетания глаголов с предлогами:</text:span></text:p>
      <text:list xml:id="list200035398" text:style-name="L16">
        <text:list-item>
          <text:p text:style-name="P185">look at — стмотреть на;</text:p>
        </text:list-item>
        <text:list-item>
          <text:p text:style-name="P185">look for — искать;</text:p>
        </text:list-item>
        <text:list-item>
          <text:p text:style-name="P185">listen to — слушать;</text:p>
        </text:list-item>
        <text:list-item>
          <text:p text:style-name="P185">wait for — ждать;</text:p>
        </text:list-item>
        <text:list-item>
          <text:p text:style-name="P185">stay at — останавливаться (например, в отеле);</text:p>
        </text:list-item>
        <text:list-item>
          <text:p text:style-name="P185">what ... like — на что похож (здесь like — это предлог);</text:p>
        </text:list-item>
      </text:list>
      <text:p text:style-name="P184"/>
      <text:p text:style-name="P184">What does he look like? — Как он выглядит? (На что он похож?)</text:p>
      <text:p text:style-name="P184">What are you looking at? — На что ты смотришь?</text:p>
      <text:p text:style-name="P184"/>
      <text:p text:style-name="P184"/>
      <text:p text:style-name="P242"><text:span text:style-name="T303">Отрицательные предложения</text:span></text:p>
      <text:p text:style-name="P232"/>
      <text:p text:style-name="P243">Чтобы придать мысли отрицательное значение используется частица <text:span text:style-name="T2">not </text:span><text:span text:style-name="T92">или</text:span> слово <text:span text:style-name="T2">never</text:span> </text:p>
      <text:p text:style-name="P244"><text:span text:style-name="T304">(и другие слова отрицательного контекста).</text:span></text:p>
      <text:p text:style-name="P243"/>
      <text:p text:style-name="P244"><text:span text:style-name="T120">Частица</text:span><text:span text:style-name="T30"> not</text:span><text:span text:style-name="T304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244"/>
      <text:p text:style-name="P238">I not like horror movies (неправильно, остуствует вспомогательный/<text:span text:style-name="T304">модальный </text:span>глагол)</text:p>
      <text:p text:style-name="P243"/>
      <text:p text:style-name="P243">Но если отрицатульную мысль сообщить в дополнении, то <text:span text:style-name="T2">not</text:span> будет стоять самостоятельно.</text:p>
      <text:p text:style-name="P239">It`s quite impolite not to call me back — Очень не вежливо не перезванивать мне.</text:p>
      <text:p text:style-name="P273"/>
      <text:p text:style-name="P273"/>
      <text:p text:style-name="P260">Самые важные глаголы</text:p>
      <text:p text:style-name="Standard"/>
      <text:p text:style-name="P274"><text:span text:style-name="T304">Это глаголы: </text:span><text:span text:style-name="T30">be</text:span><text:span text:style-name="T304">, </text:span><text:span text:style-name="T30">do</text:span><text:span text:style-name="T304">, </text:span><text:span text:style-name="T30">have</text:span><text:span text:style-name="T304"> и </text:span><text:span text:style-name="T30">get</text:span><text:span text:style-name="T304">. Они могут быть как смысловыми, так и вспомогательными. (кроме </text:span><text:span text:style-name="T30">get</text:span><text:span text:style-name="T304">). А также входить в устойчивые обороты, меняя свое основное значение.</text:span></text:p>
      <text:p text:style-name="P274"/>
      <text:p text:style-name="P227">Глагол <text:span text:style-name="T2">b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2-19T16:59:48.629865116</dc:date>
    <meta:editing-duration>PT4H31M58S</meta:editing-duration>
    <meta:editing-cycles>61</meta:editing-cycles>
    <meta:document-statistic meta:table-count="0" meta:image-count="0" meta:object-count="0" meta:page-count="13" meta:paragraph-count="398" meta:word-count="3742" meta:character-count="23728" meta:non-whitespace-character-count="20215"/>
  </office:meta>
</office:document-meta>
</file>